
<file path=META-INF/manifest.xml><?xml version="1.0" encoding="utf-8"?>
<manifest:manifest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ns36="a"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automatic-styles>
    <style:style style:family="section" style:name="Sect1" style:display-name="Sect1"/>
  </office:automatic-styles>
  <office:body>
    <office:text>
      <text:section text:style-name="Sect1" text:name="RunaWFE. Руководство по написанию администраторских скриптов.">
        <text:h text:outline-level="1" text:style-name="HeadingArticle">RunaWFE. Руководство по написанию администраторских скриптов.</text:h>
        <text:p text:style-name="TextBody"><text:span text:style-name="Bold">Версия 3.0</text:span></text:p>
        <text:p text:style-name="TextBody">© 2004-2012, ЗАО “Руна”, материалы этого документа распространяется свободно на условиях лицензии GNU FDL. RunaWFE является системой с открытым кодом и распространяется в соответствии с LGPL лицензией (<text:a xlink:href="http://www.gnu.org/licenses/lgpl.html"> <text:a xlink:href="http://www.gnu.org/licenses/lgpl.html">http://www.gnu.org/licenses/lgpl.html</text:a></text:a>). </text:p>
        <text:section text:style-name="Sect1" text:name="Введение ">
          <text:h text:outline-level="2" text:style-name="Heading1">Введение </text:h>
          <text:p text:style-name="TextBody"> Скрипты находятся в отдельной папке adminkit (находится в JBOSS_HOME). </text:p>
          <text:p text:style-name="TextBody">Для операционной системы Windows скрипт запускается командой: script-runner.bat </text:p>
          <text:p text:style-name="TextBody">Для операционной системы Linux скрипт запускается командой: script-runner.sh </text:p>
          <text:p text:style-name="TextBody">Конфигурация скрипта описывается в отдельном xml файле (по умолчанию скрипт настроен на использование файла scripts/deploy-samples-script.xml) </text:p>
        </text:section>
        <text:section text:style-name="Sect1" text:name="Настройка файла script-runner.bat (script-runner.sh) ">
          <text:h text:outline-level="2" text:style-name="Heading1">Настройка файла script-runner.bat (script-runner.sh) </text:h>
          <text:list text:style-name="numberedlist">
            <text:list-item>
              <text:p text:style-name="TextBody"> Переменной LOGIN присвойте имя пользователя, от имени которого будет запущен скрипт (set LOGIN="Имя"). Пользователь должен иметь достаточные полномочия для выполнения действий скрипта.  </text:p>
            </text:list-item>
            <text:list-item>
              <text:p text:style-name="TextBody"> Переменной PASSWORD присвойте значение пароля этого пользователя (set PASSWORD="пароль") </text:p>
            </text:list-item>
            <text:list-item>
              <text:p text:style-name="TextBody"> Также можно задать имя файла, в котором находится конфигурация скрипта (по умолчанию - scripts/deploy-samples-script.xml). Для этого переменной SCRIPT присвойте в качестве значения имя файла (set SCRIPT_PATH="scripts/deploy-samples-script.xml"). </text:p>
            </text:list-item>
          </text:list>
          <text:p text:style-name="TextBody">Скрипт использует конфигурационный файл <text:span text:style-name="Teletyped">wfescript_delegate.properties</text:span> находящихся в директории <text:span text:style-name="Teletyped">conf</text:span>. В нем указывается каким образом скрипт связывается с workflow системой. Параметры доступные к изменению:  </text:p>
          <text:list text:style-name="unorderedlist">
            <text:list-item>
              <text:p text:style-name="TextBody"><text:span text:style-name="Teletyped">ru.runa.af.delegate.remote.provider.url</text:span>, определяет URL RMI/IIOP соединения с workflow сервером. Должен иметь протокол ‘jnp’ и содержать адрес и порт соединения. </text:p>
            </text:list-item>
          </text:list>
        </text:section>
        <text:section text:style-name="Sect1" text:name="Транзакционность операций ">
          <text:h text:outline-level="2" text:style-name="Heading1">Транзакционность операций </text:h>
          <text:p text:style-name="TextBody">Есть 2 взаимоисключающих механизма определения области транзакций:  </text:p>
          <text:list text:style-name="unorderedlist">
            <text:list-item>
              <text:p text:style-name="TextBody"> с помощью атрибута <text:span text:style-name="Bold">defaultTransactionScope</text:span> элемента <text:span text:style-name="Bold">workflowScript</text:span></text:p>
            </text:list-item>
          </text:list>
          <text:p text:style-name="TextBody">Атрибут <text:span text:style-name="Bold">defaultTransactionScope</text:span> может принимать значения [<text:span text:style-name="Bold">all</text:span> | <text:span text:style-name="Bold">job</text:span>]. Значение <text:span text:style-name="Bold">all</text:span> (по умолчанию) означает, что все операции скрипта будут выполнены в одной транзакции. Значение <text:span text:style-name="Bold">job</text:span> означает, что каждая операция будет произведена в новой транзакции.</text:p>
          <text:p text:style-name="TextBody"><text:span text:style-name="Emphasis">Замечание. Данный атрибут будет проигнорирован, если в скрипте используется элемент </text:span><text:span text:style-name="Bold"><text:span text:style-name="Emphasis">transactionScope</text:span></text:span><text:span text:style-name="Emphasis">.</text:span></text:p>
          <text:list text:style-name="unorderedlist">
            <text:list-item>
              <text:p text:style-name="TextBody"> с помощью элемента <text:span text:style-name="Bold">transactionScope</text:span>, позволяющего задать явные границы транзакции</text:p>
            </text:list-item>
          </text:list>
          <text:p text:style-name="TextBody">Пример использования (скрипт будет выполнен в 2-х транзакциях; удаление процесса 69 не произойдет, если не произойдет его архивирование) </text:p>
          <text:p text:style-name="Preformatted">&lt;?xml<text:s/>version="1.0"<text:s/>encoding="UTF-8"<text:s/>?&gt;&lt;workflowScript<text:s/>xmlns="http://runa.ru/xml"<text:s/>xmlns:xsi="http://www.w3.org/2001/XMLSchema-instance"<text:s/><text:s/><text:s/>xsi:schemaLocation="http://runa.ru/xml<text:s/>workflowScript.xsd"&gt;<text:s/>&lt;transactionScope&gt;<text:s/><text:s/>&lt;archiveOldProcessInstances<text:s/>id="69"<text:s/>/&gt;<text:s/><text:s/>&lt;removeOldProcessInstances<text:s/>id="69"<text:s/>/&gt;<text:s/><text:s/>&lt;/transactionScope&gt;<text:s/>&lt;transactionScope&gt;<text:s/><text:s/>&lt;removeOldProcessInstances<text:s/>id="100"<text:s/>idTill="110"/&gt;<text:s/><text:s/>&lt;/transactionScope&gt;&lt;/workflowScript&gt;</text:p>
          <text:p text:style-name="TextBody"><text:span text:style-name="Emphasis">Замечание. В старых версиях скрипт выполнялся в одной транзакции.</text:span></text:p>
        </text:section>
        <text:section text:style-name="Sect1" text:name="Описание языка скрипта ">
          <text:h text:outline-level="2" text:style-name="Heading1">Описание языка скрипта </text:h>
          <text:p text:style-name="TextBody"> Скрипт является правильно сформированным XML-документом с тегом верхнего уровня &lt;workflowScript&gt;, в котором содержится тело скрипта.  </text:p>
          <text:p text:style-name="TextBody">Скрипт обязательно должен содержать декларацию XML Schema содержащуюся в файле workflowScript.xsd. Пример правильного указания схемы содержится в прилагаемом файле-образце scripts/deploy-samples-script.xml. </text:p>
          <table:table>
            <table:table-column table:style-name="Dumbcolumn" table:number-columns-repeated="1"/>
            <table:table-row>
              <table:table-cell table:number-columns-spanned="1">
                <text:p text:style-name="TextBody"><text:span text:style-name="Bold">Служебные элементы:</text:span></text:p>
              </table:table-cell>
              <table:covered-table-cell/>
            </table:table-row>
          </table:table>
          <table:table>
            <table:table-column table:style-name="Dumbcolumn" table:number-columns-repeated="2"/>
            <table:table-row>
              <table:table-cell table:number-columns-spanned="1">
                <text:p text:style-name="TextBody"/>
                <text:p text:style-name="Center">Имя элемента</text:p>
                <text:p text:style-name="TextBody"/>
              </table:table-cell>
              <table:covered-table-cell/>
              <table:table-cell table:number-columns-spanned="1">
                <text:p text:style-name="TextBody"/>
                <text:p text:style-name="Center">Описание элемента</text:p>
                <text:p text:style-name="TextBody"/>
              </table:table-cell>
              <table:covered-table-cell/>
            </table:table-row>
            <table:table-row>
              <table:table-cell table:number-columns-spanned="1">
                <text:p text:style-name="TextBody"> namedIdentitySet </text:p>
              </table:table-cell>
              <table:covered-table-cell/>
              <table:table-cell table:number-columns-spanned="1">
                <text:p text:style-name="TextBody"> Создает именованное множество элементов </text:p>
              </table:table-cell>
              <table:covered-table-cell/>
            </table:table-row>
            <table:table-row>
              <table:table-cell table:number-columns-spanned="1">
                <text:p text:style-name="TextBody"> identity </text:p>
              </table:table-cell>
              <table:covered-table-cell/>
              <table:table-cell table:number-columns-spanned="1">
                <text:p text:style-name="TextBody"> Описывает элемент </text:p>
              </table:table-cell>
              <table:covered-table-cell/>
            </table:table-row>
            <table:table-row>
              <table:table-cell table:number-columns-spanned="1">
                <text:p text:style-name="TextBody"> executor </text:p>
              </table:table-cell>
              <table:covered-table-cell/>
              <table:table-cell table:number-columns-spanned="1">
                <text:p text:style-name="TextBody"> Описывает исполнителя </text:p>
              </table:table-cell>
              <table:covered-table-cell/>
            </table:table-row>
            <table:table-row>
              <table:table-cell table:number-columns-spanned="1">
                <text:p text:style-name="TextBody"> permission </text:p>
              </table:table-cell>
              <table:covered-table-cell/>
              <table:table-cell table:number-columns-spanned="1">
                <text:p text:style-name="TextBody"> Описывает полномочия </text:p>
              </table:table-cell>
              <table:covered-table-cell/>
            </table:table-row>
            <table:table-row>
              <table:table-cell table:number-columns-spanned="1">
                <text:p text:style-name="TextBody"> botConfiguration </text:p>
              </table:table-cell>
              <table:covered-table-cell/>
              <table:table-cell table:number-columns-spanned="1">
                <text:p text:style-name="TextBody"> Описывает конфигурацию бота </text:p>
              </table:table-cell>
              <table:covered-table-cell/>
            </table:table-row>
            <table:table-row>
              <table:table-cell table:number-columns-spanned="1">
                <text:p text:style-name="TextBody"> batchPresentation </text:p>
              </table:table-cell>
              <table:covered-table-cell/>
              <table:table-cell table:number-columns-spanned="1">
                <text:p text:style-name="TextBody"> Описывает BatchPresentation </text:p>
              </table:table-cell>
              <table:covered-table-cell/>
            </table:table-row>
          </table:table>
          <table:table>
            <table:table-column table:style-name="Dumbcolumn" table:number-columns-repeated="1"/>
            <table:table-row>
              <table:table-cell table:number-columns-spanned="1">
                <text:p text:style-name="TextBody"><text:span text:style-name="Bold">Элементы манипуляции с исполнителями:</text:span></text:p>
              </table:table-cell>
              <table:covered-table-cell/>
            </table:table-row>
          </table:table>
          <table:table>
            <table:table-column table:style-name="Dumbcolumn" table:number-columns-repeated="2"/>
            <table:table-row>
              <table:table-cell table:number-columns-spanned="1">
                <text:p text:style-name="TextBody"/>
                <text:p text:style-name="Center">Имя элемента</text:p>
                <text:p text:style-name="TextBody"/>
              </table:table-cell>
              <table:covered-table-cell/>
              <table:table-cell table:number-columns-spanned="1">
                <text:p text:style-name="TextBody"/>
                <text:p text:style-name="Center">Описание элемента</text:p>
                <text:p text:style-name="TextBody"/>
              </table:table-cell>
              <table:covered-table-cell/>
            </table:table-row>
            <table:table-row>
              <table:table-cell table:number-columns-spanned="1">
                <text:p text:style-name="TextBody"> createActor </text:p>
              </table:table-cell>
              <table:covered-table-cell/>
              <table:table-cell table:number-columns-spanned="1">
                <text:p text:style-name="TextBody"> Создает пользователя </text:p>
              </table:table-cell>
              <table:covered-table-cell/>
            </table:table-row>
            <table:table-row>
              <table:table-cell table:number-columns-spanned="1">
                <text:p text:style-name="TextBody"> createGroup </text:p>
              </table:table-cell>
              <table:covered-table-cell/>
              <table:table-cell table:number-columns-spanned="1">
                <text:p text:style-name="TextBody"> Создает группу </text:p>
              </table:table-cell>
              <table:covered-table-cell/>
            </table:table-row>
            <table:table-row>
              <table:table-cell table:number-columns-spanned="1">
                <text:p text:style-name="TextBody"> deleteExecutor </text:p>
              </table:table-cell>
              <table:covered-table-cell/>
              <table:table-cell table:number-columns-spanned="1">
                <text:p text:style-name="TextBody"> Удаляет исполнителя </text:p>
              </table:table-cell>
              <table:covered-table-cell/>
            </table:table-row>
            <table:table-row>
              <table:table-cell table:number-columns-spanned="1">
                <text:p text:style-name="TextBody"> deleteExecutors </text:p>
              </table:table-cell>
              <table:covered-table-cell/>
              <table:table-cell table:number-columns-spanned="1">
                <text:p text:style-name="TextBody"> Удаляет исполнителей </text:p>
              </table:table-cell>
              <table:covered-table-cell/>
            </table:table-row>
            <table:table-row>
              <table:table-cell table:number-columns-spanned="1">
                <text:p text:style-name="TextBody"> addExecutorsToGroup </text:p>
              </table:table-cell>
              <table:covered-table-cell/>
              <table:table-cell table:number-columns-spanned="1">
                <text:p text:style-name="TextBody"> Добавляет исполнителей в группу </text:p>
              </table:table-cell>
              <table:covered-table-cell/>
            </table:table-row>
            <table:table-row>
              <table:table-cell table:number-columns-spanned="1">
                <text:p text:style-name="TextBody"> removeExecutorsFromGroup </text:p>
              </table:table-cell>
              <table:covered-table-cell/>
              <table:table-cell table:number-columns-spanned="1">
                <text:p text:style-name="TextBody"> Исключает исполнителей из группы </text:p>
              </table:table-cell>
              <table:covered-table-cell/>
            </table:table-row>
          </table:table>
          <table:table>
            <table:table-column table:style-name="Dumbcolumn" table:number-columns-repeated="1"/>
            <table:table-row>
              <table:table-cell table:number-columns-spanned="1">
                <text:p text:style-name="TextBody"><text:span text:style-name="Bold">Элементы манипуляции с определениями процессов:</text:span></text:p>
              </table:table-cell>
              <table:covered-table-cell/>
            </table:table-row>
          </table:table>
          <table:table>
            <table:table-column table:style-name="Dumbcolumn" table:number-columns-repeated="2"/>
            <table:table-row>
              <table:table-cell table:number-columns-spanned="1">
                <text:p text:style-name="TextBody"/>
                <text:p text:style-name="Center">Имя элемента</text:p>
                <text:p text:style-name="TextBody"/>
              </table:table-cell>
              <table:covered-table-cell/>
              <table:table-cell table:number-columns-spanned="1">
                <text:p text:style-name="TextBody"/>
                <text:p text:style-name="Center">Описание элемента</text:p>
                <text:p text:style-name="TextBody"/>
              </table:table-cell>
              <table:covered-table-cell/>
            </table:table-row>
            <table:table-row>
              <table:table-cell table:number-columns-spanned="1">
                <text:p text:style-name="TextBody"> deployProcessDefinition </text:p>
              </table:table-cell>
              <table:covered-table-cell/>
              <table:table-cell table:number-columns-spanned="1">
                <text:p text:style-name="TextBody"> Загружает определение бизнес-процесса </text:p>
              </table:table-cell>
              <table:covered-table-cell/>
            </table:table-row>
          </table:table>
          <table:table>
            <table:table-column table:style-name="Dumbcolumn" table:number-columns-repeated="1"/>
            <table:table-row>
              <table:table-cell table:number-columns-spanned="1">
                <text:p text:style-name="TextBody"><text:span text:style-name="Bold">Элементы манипуляции с полномочиями:</text:span></text:p>
              </table:table-cell>
              <table:covered-table-cell/>
            </table:table-row>
          </table:table>
          <table:table>
            <table:table-column table:style-name="Dumbcolumn" table:number-columns-repeated="2"/>
            <table:table-row>
              <table:table-cell table:number-columns-spanned="1">
                <text:p text:style-name="TextBody"/>
                <text:p text:style-name="Center">Имя элемента</text:p>
                <text:p text:style-name="TextBody"/>
              </table:table-cell>
              <table:covered-table-cell/>
              <table:table-cell table:number-columns-spanned="1">
                <text:p text:style-name="TextBody"/>
                <text:p text:style-name="Center">Описание элемента</text:p>
                <text:p text:style-name="TextBody"/>
              </table:table-cell>
              <table:covered-table-cell/>
            </table:table-row>
            <table:table-row>
              <table:table-cell table:number-columns-spanned="1">
                <text:p text:style-name="TextBody"> addPermissionsOnActor  </text:p>
              </table:table-cell>
              <table:covered-table-cell/>
              <table:table-cell table:number-columns-spanned="1">
                <text:p text:style-name="TextBody"> Добавляет полномочия на пользователя </text:p>
              </table:table-cell>
              <table:covered-table-cell/>
            </table:table-row>
            <table:table-row>
              <table:table-cell table:number-columns-spanned="1">
                <text:p text:style-name="TextBody"> setPermissionsOnActor </text:p>
              </table:table-cell>
              <table:covered-table-cell/>
              <table:table-cell table:number-columns-spanned="1">
                <text:p text:style-name="TextBody"> Устанавливает полномочия на пользователя </text:p>
              </table:table-cell>
              <table:covered-table-cell/>
            </table:table-row>
            <table:table-row>
              <table:table-cell table:number-columns-spanned="1">
                <text:p text:style-name="TextBody"> removePermissionsOnActor </text:p>
              </table:table-cell>
              <table:covered-table-cell/>
              <table:table-cell table:number-columns-spanned="1">
                <text:p text:style-name="TextBody"> Удаляет полномочия на пользователя </text:p>
              </table:table-cell>
              <table:covered-table-cell/>
            </table:table-row>
            <table:table-row>
              <table:table-cell table:number-columns-spanned="1">
                <text:p text:style-name="TextBody"> addPermissionsOnGroup  </text:p>
              </table:table-cell>
              <table:covered-table-cell/>
              <table:table-cell table:number-columns-spanned="1">
                <text:p text:style-name="TextBody"> Добавляет полномочия на группу </text:p>
              </table:table-cell>
              <table:covered-table-cell/>
            </table:table-row>
            <table:table-row>
              <table:table-cell table:number-columns-spanned="1">
                <text:p text:style-name="TextBody"> setPermissionsOnGroup </text:p>
              </table:table-cell>
              <table:covered-table-cell/>
              <table:table-cell table:number-columns-spanned="1">
                <text:p text:style-name="TextBody"> Устанавливает полномочия на группу </text:p>
              </table:table-cell>
              <table:covered-table-cell/>
            </table:table-row>
            <table:table-row>
              <table:table-cell table:number-columns-spanned="1">
                <text:p text:style-name="TextBody"> removePermissionsOnGroup </text:p>
              </table:table-cell>
              <table:covered-table-cell/>
              <table:table-cell table:number-columns-spanned="1">
                <text:p text:style-name="TextBody"> Удаляет полномочия на группу </text:p>
              </table:table-cell>
              <table:covered-table-cell/>
            </table:table-row>
            <table:table-row>
              <table:table-cell table:number-columns-spanned="1">
                <text:p text:style-name="TextBody"> addPermissionsOnSystem  </text:p>
              </table:table-cell>
              <table:covered-table-cell/>
              <table:table-cell table:number-columns-spanned="1">
                <text:p text:style-name="TextBody"> Добавляет полномочия на систему </text:p>
              </table:table-cell>
              <table:covered-table-cell/>
            </table:table-row>
            <table:table-row>
              <table:table-cell table:number-columns-spanned="1">
                <text:p text:style-name="TextBody"> setPermissionsOnSystem </text:p>
              </table:table-cell>
              <table:covered-table-cell/>
              <table:table-cell table:number-columns-spanned="1">
                <text:p text:style-name="TextBody"> Устанавливает полномочия на систему </text:p>
              </table:table-cell>
              <table:covered-table-cell/>
            </table:table-row>
            <table:table-row>
              <table:table-cell table:number-columns-spanned="1">
                <text:p text:style-name="TextBody"> removePermissionsOnSystem </text:p>
              </table:table-cell>
              <table:covered-table-cell/>
              <table:table-cell table:number-columns-spanned="1">
                <text:p text:style-name="TextBody"> Удаляет полномочия на систему </text:p>
              </table:table-cell>
              <table:covered-table-cell/>
            </table:table-row>
            <table:table-row>
              <table:table-cell table:number-columns-spanned="1">
                <text:p text:style-name="TextBody"> addPermissionsOnDefinition  </text:p>
              </table:table-cell>
              <table:covered-table-cell/>
              <table:table-cell table:number-columns-spanned="1">
                <text:p text:style-name="TextBody"> Добавляет полномочия на определение бизнес-процесса </text:p>
              </table:table-cell>
              <table:covered-table-cell/>
            </table:table-row>
            <table:table-row>
              <table:table-cell table:number-columns-spanned="1">
                <text:p text:style-name="TextBody"> setPermissionsOnDefinition </text:p>
              </table:table-cell>
              <table:covered-table-cell/>
              <table:table-cell table:number-columns-spanned="1">
                <text:p text:style-name="TextBody"> Устанавливает полномочия на определение бизнес-процесса </text:p>
              </table:table-cell>
              <table:covered-table-cell/>
            </table:table-row>
            <table:table-row>
              <table:table-cell table:number-columns-spanned="1">
                <text:p text:style-name="TextBody"> removePermissionsOnDefinition </text:p>
              </table:table-cell>
              <table:covered-table-cell/>
              <table:table-cell table:number-columns-spanned="1">
                <text:p text:style-name="TextBody"> Удаляет полномочия на определение бизнес-процесса </text:p>
              </table:table-cell>
              <table:covered-table-cell/>
            </table:table-row>
            <table:table-row>
              <table:table-cell table:number-columns-spanned="1">
                <text:p text:style-name="TextBody"> addPermissionsOnProcessInstances  </text:p>
              </table:table-cell>
              <table:covered-table-cell/>
              <table:table-cell table:number-columns-spanned="1">
                <text:p text:style-name="TextBody"> Добавляет полномочия на все существующие в данный момент экземпляры бизнес-процесса </text:p>
              </table:table-cell>
              <table:covered-table-cell/>
            </table:table-row>
            <table:table-row>
              <table:table-cell table:number-columns-spanned="1">
                <text:p text:style-name="TextBody"> setPermissionsOnProcessInstances </text:p>
              </table:table-cell>
              <table:covered-table-cell/>
              <table:table-cell table:number-columns-spanned="1">
                <text:p text:style-name="TextBody"> Устанавливает полномочия на все существующие в данный момент экземпляры бизнес-процесса </text:p>
              </table:table-cell>
              <table:covered-table-cell/>
            </table:table-row>
            <table:table-row>
              <table:table-cell table:number-columns-spanned="1">
                <text:p text:style-name="TextBody"> removePermissionsOnProcessInstances </text:p>
              </table:table-cell>
              <table:covered-table-cell/>
              <table:table-cell table:number-columns-spanned="1">
                <text:p text:style-name="TextBody"> Удаляет полномочия на все существующие в данный момент экземпляры бизнес-процесса </text:p>
              </table:table-cell>
              <table:covered-table-cell/>
            </table:table-row>
            <table:table-row>
              <table:table-cell table:number-columns-spanned="1">
                <text:p text:style-name="TextBody"> removeAllPermissionsFromExecutor </text:p>
              </table:table-cell>
              <table:covered-table-cell/>
              <table:table-cell table:number-columns-spanned="1">
                <text:p text:style-name="TextBody"> Удаляет все полномочия на исполнителя </text:p>
              </table:table-cell>
              <table:covered-table-cell/>
            </table:table-row>
            <table:table-row>
              <table:table-cell table:number-columns-spanned="1">
                <text:p text:style-name="TextBody"> removeAllPermissionsFromProcessDefinition </text:p>
              </table:table-cell>
              <table:covered-table-cell/>
              <table:table-cell table:number-columns-spanned="1">
                <text:p text:style-name="TextBody"> Удаляет все полномочия на определение бизнес-процесса </text:p>
              </table:table-cell>
              <table:covered-table-cell/>
            </table:table-row>
            <table:table-row>
              <table:table-cell table:number-columns-spanned="1">
                <text:p text:style-name="TextBody"> removeAllPermissionsFromProcessInstances </text:p>
              </table:table-cell>
              <table:covered-table-cell/>
              <table:table-cell table:number-columns-spanned="1">
                <text:p text:style-name="TextBody"> Удаляет все полномочия на все существующие в данный момент экземпляры бизнес-процесса </text:p>
              </table:table-cell>
              <table:covered-table-cell/>
            </table:table-row>
            <table:table-row>
              <table:table-cell table:number-columns-spanned="1">
                <text:p text:style-name="TextBody"> removeAllPermissionsFromSystem </text:p>
              </table:table-cell>
              <table:covered-table-cell/>
              <table:table-cell table:number-columns-spanned="1">
                <text:p text:style-name="TextBody"> Удаляет все полномочия на систему </text:p>
              </table:table-cell>
              <table:covered-table-cell/>
            </table:table-row>
          </table:table>
          <table:table>
            <table:table-column table:style-name="Dumbcolumn" table:number-columns-repeated="1"/>
            <table:table-row>
              <table:table-cell table:number-columns-spanned="1">
                <text:p text:style-name="TextBody"><text:span text:style-name="Bold">Элементы манипуляции с ботами и ботстанциями:</text:span></text:p>
              </table:table-cell>
              <table:covered-table-cell/>
            </table:table-row>
          </table:table>
          <table:table>
            <table:table-column table:style-name="Dumbcolumn" table:number-columns-repeated="2"/>
            <table:table-row>
              <table:table-cell table:number-columns-spanned="1">
                <text:p text:style-name="TextBody"/>
                <text:p text:style-name="Center">Имя элемента</text:p>
                <text:p text:style-name="TextBody"/>
              </table:table-cell>
              <table:covered-table-cell/>
              <table:table-cell table:number-columns-spanned="1">
                <text:p text:style-name="TextBody"/>
                <text:p text:style-name="Center">Описание элемента</text:p>
                <text:p text:style-name="TextBody"/>
              </table:table-cell>
              <table:covered-table-cell/>
            </table:table-row>
            <table:table-row>
              <table:table-cell table:number-columns-spanned="1">
                <text:p text:style-name="TextBody"> createBotStation </text:p>
              </table:table-cell>
              <table:covered-table-cell/>
              <table:table-cell table:number-columns-spanned="1">
                <text:p text:style-name="TextBody"> Создает ботстанцию </text:p>
              </table:table-cell>
              <table:covered-table-cell/>
            </table:table-row>
            <table:table-row>
              <table:table-cell table:number-columns-spanned="1">
                <text:p text:style-name="TextBody"> updateBotStation </text:p>
              </table:table-cell>
              <table:covered-table-cell/>
              <table:table-cell table:number-columns-spanned="1">
                <text:p text:style-name="TextBody"> Обновить ботстанцию </text:p>
              </table:table-cell>
              <table:covered-table-cell/>
            </table:table-row>
            <table:table-row>
              <table:table-cell table:number-columns-spanned="1">
                <text:p text:style-name="TextBody"> deleteBotStation </text:p>
              </table:table-cell>
              <table:covered-table-cell/>
              <table:table-cell table:number-columns-spanned="1">
                <text:p text:style-name="TextBody"> Удалить ботстанцию </text:p>
              </table:table-cell>
              <table:covered-table-cell/>
            </table:table-row>
            <table:table-row>
              <table:table-cell table:number-columns-spanned="1">
                <text:p text:style-name="TextBody"> createBot </text:p>
              </table:table-cell>
              <table:covered-table-cell/>
              <table:table-cell table:number-columns-spanned="1">
                <text:p text:style-name="TextBody"> Создает бота </text:p>
              </table:table-cell>
              <table:covered-table-cell/>
            </table:table-row>
            <table:table-row>
              <table:table-cell table:number-columns-spanned="1">
                <text:p text:style-name="TextBody"> updateBot </text:p>
              </table:table-cell>
              <table:covered-table-cell/>
              <table:table-cell table:number-columns-spanned="1">
                <text:p text:style-name="TextBody"> Обновить бота </text:p>
              </table:table-cell>
              <table:covered-table-cell/>
            </table:table-row>
            <table:table-row>
              <table:table-cell table:number-columns-spanned="1">
                <text:p text:style-name="TextBody"> deleteBot </text:p>
              </table:table-cell>
              <table:covered-table-cell/>
              <table:table-cell table:number-columns-spanned="1">
                <text:p text:style-name="TextBody"> Удалить бота </text:p>
              </table:table-cell>
              <table:covered-table-cell/>
            </table:table-row>
            <table:table-row>
              <table:table-cell table:number-columns-spanned="1">
                <text:p text:style-name="TextBody"> addConfigurationsToBot </text:p>
              </table:table-cell>
              <table:covered-table-cell/>
              <table:table-cell table:number-columns-spanned="1">
                <text:p text:style-name="TextBody"> Добавить боту конфигурацию </text:p>
              </table:table-cell>
              <table:covered-table-cell/>
            </table:table-row>
            <table:table-row>
              <table:table-cell table:number-columns-spanned="1">
                <text:p text:style-name="TextBody"> removeConfigurationsFromBot </text:p>
              </table:table-cell>
              <table:covered-table-cell/>
              <table:table-cell table:number-columns-spanned="1">
                <text:p text:style-name="TextBody"> Удалить конфигурации у бота </text:p>
              </table:table-cell>
              <table:covered-table-cell/>
            </table:table-row>
            <table:table-row>
              <table:table-cell table:number-columns-spanned="1">
                <text:p text:style-name="TextBody"> removeAllConfigurationsFromBot </text:p>
              </table:table-cell>
              <table:covered-table-cell/>
              <table:table-cell table:number-columns-spanned="1">
                <text:p text:style-name="TextBody"> Удалить все конфигураци у бота </text:p>
              </table:table-cell>
              <table:covered-table-cell/>
            </table:table-row>
            <table:table-row>
              <table:table-cell table:number-columns-spanned="1">
                <text:p text:style-name="TextBody"> addPermissionsOnBotStations </text:p>
              </table:table-cell>
              <table:covered-table-cell/>
              <table:table-cell table:number-columns-spanned="1">
                <text:p text:style-name="TextBody"> Добавить полномочия на ботстанцию </text:p>
              </table:table-cell>
              <table:covered-table-cell/>
            </table:table-row>
            <table:table-row>
              <table:table-cell table:number-columns-spanned="1">
                <text:p text:style-name="TextBody"> setPermissionsOnBotStations </text:p>
              </table:table-cell>
              <table:covered-table-cell/>
              <table:table-cell table:number-columns-spanned="1">
                <text:p text:style-name="TextBody"> Установить полномочия на ботстанцию </text:p>
              </table:table-cell>
              <table:covered-table-cell/>
            </table:table-row>
            <table:table-row>
              <table:table-cell table:number-columns-spanned="1">
                <text:p text:style-name="TextBody"> removePermissionsOnBotStations </text:p>
              </table:table-cell>
              <table:covered-table-cell/>
              <table:table-cell table:number-columns-spanned="1">
                <text:p text:style-name="TextBody"> Удалить полномочия на ботстанцию </text:p>
              </table:table-cell>
              <table:covered-table-cell/>
            </table:table-row>
          </table:table>
          <table:table>
            <table:table-column table:style-name="Dumbcolumn" table:number-columns-repeated="1"/>
            <table:table-row>
              <table:table-cell table:number-columns-spanned="1">
                <text:p text:style-name="TextBody"><text:span text:style-name="Bold">Элементы административных действий:</text:span></text:p>
              </table:table-cell>
              <table:covered-table-cell/>
            </table:table-row>
          </table:table>
          <table:table>
            <table:table-column table:style-name="Dumbcolumn" table:number-columns-repeated="2"/>
            <table:table-row>
              <table:table-cell table:number-columns-spanned="1">
                <text:p text:style-name="TextBody"/>
                <text:p text:style-name="Center">Имя элемента</text:p>
                <text:p text:style-name="TextBody"/>
              </table:table-cell>
              <table:covered-table-cell/>
              <table:table-cell table:number-columns-spanned="1">
                <text:p text:style-name="TextBody"/>
                <text:p text:style-name="Center">Описание элемента</text:p>
                <text:p text:style-name="TextBody"/>
              </table:table-cell>
              <table:covered-table-cell/>
            </table:table-row>
            <table:table-row>
              <table:table-cell table:number-columns-spanned="1">
                <text:p text:style-name="TextBody"> replicateBatchPresentation </text:p>
              </table:table-cell>
              <table:covered-table-cell/>
              <table:table-cell table:number-columns-spanned="1">
                <text:p text:style-name="TextBody"> Копирует представления тестового исполнителя всем исполнителям </text:p>
              </table:table-cell>
              <table:covered-table-cell/>
            </table:table-row>
            <table:table-row>
              <table:table-cell table:number-columns-spanned="1">
                <text:p text:style-name="TextBody"> changeSubstitutions </text:p>
              </table:table-cell>
              <table:covered-table-cell/>
              <table:table-cell table:number-columns-spanned="1">
                <text:p text:style-name="TextBody"> Изменяет правила замещения </text:p>
              </table:table-cell>
              <table:covered-table-cell/>
            </table:table-row>
            <table:table-row>
              <table:table-cell table:number-columns-spanned="1">
                <text:p text:style-name="TextBody"> removeOldProcessInstances </text:p>
              </table:table-cell>
              <table:covered-table-cell/>
              <table:table-cell table:number-columns-spanned="1">
                <text:p text:style-name="TextBody"> Удаляет из системы экземпляры процессов </text:p>
              </table:table-cell>
              <table:covered-table-cell/>
            </table:table-row>
            <table:table-row>
              <table:table-cell table:number-columns-spanned="1">
                <text:p text:style-name="TextBody"> removeOldProcessDefinitionVersion </text:p>
              </table:table-cell>
              <table:covered-table-cell/>
              <table:table-cell table:number-columns-spanned="1">
                <text:p text:style-name="TextBody"> Удаляет из системы неиспользуемые определения процессов </text:p>
              </table:table-cell>
              <table:covered-table-cell/>
            </table:table-row>
            <table:table-row>
              <table:table-cell table:number-columns-spanned="1">
                <text:p text:style-name="TextBody"> archiveOldProcessInstances </text:p>
              </table:table-cell>
              <table:covered-table-cell/>
              <table:table-cell table:number-columns-spanned="1">
                <text:p text:style-name="TextBody"> Архивирует экземпляры процессов </text:p>
              </table:table-cell>
              <table:covered-table-cell/>
            </table:table-row>
            <table:table-row>
              <table:table-cell table:number-columns-spanned="1">
                <text:p text:style-name="TextBody"> archiveOldProcessDefinitionVersion </text:p>
              </table:table-cell>
              <table:covered-table-cell/>
              <table:table-cell table:number-columns-spanned="1">
                <text:p text:style-name="TextBody"> Архивирует неиспользуемые определения процессов </text:p>
              </table:table-cell>
              <table:covered-table-cell/>
            </table:table-row>
            <table:table-row>
              <table:table-cell table:number-columns-spanned="1">
                <text:p text:style-name="TextBody"> retrieveOldProcessInstances </text:p>
              </table:table-cell>
              <table:covered-table-cell/>
              <table:table-cell table:number-columns-spanned="1">
                <text:p text:style-name="TextBody"> Возвращает из архива экземпляры процессов </text:p>
              </table:table-cell>
              <table:covered-table-cell/>
            </table:table-row>
            <table:table-row>
              <table:table-cell table:number-columns-spanned="1">
                <text:p text:style-name="TextBody"> retrieveOldProcessDefinitionVersion </text:p>
              </table:table-cell>
              <table:covered-table-cell/>
              <table:table-cell table:number-columns-spanned="1">
                <text:p text:style-name="TextBody"> Возвращает из архива определения процессов </text:p>
              </table:table-cell>
              <table:covered-table-cell/>
            </table:table-row>
          </table:table>
          <text:p text:style-name="TextBody"> Добавление новых команд или расширение существующих может происходить без немедленного отображения в документации. Наиболее актуальный синтаксис команд можно посмотреть в файле workflowScript.xsd. </text:p>
        </text:section>
        <text:section text:style-name="Sect1" text:name="Подробное описание элементов ">
          <text:h text:outline-level="2" text:style-name="Heading1">Подробное описание элементов </text:h>
          <text:section text:style-name="Sect1" text:name="Элемент executor ">
            <text:h text:outline-level="3" text:style-name="Heading2">Элемент executor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пользователя </text:p>
                </table:table-cell>
                <table:covered-table-cell/>
                <table:table-cell table:number-columns-spanned="1">
                  <text:p text:style-name="TextBody"> обязательный </text:p>
                </table:table-cell>
                <table:covered-table-cell/>
              </table:table-row>
            </table:table>
            <text:p text:style-name="TextBody"> Определяет элемент типа исполнитель с заданным именем. </text:p>
          </text:section>
          <text:section text:style-name="Sect1" text:name="Элемент permission ">
            <text:h text:outline-level="3" text:style-name="Heading2">Элемент permission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Наименование полномочий </text:p>
                </table:table-cell>
                <table:covered-table-cell/>
                <table:table-cell table:number-columns-spanned="1">
                  <text:p text:style-name="TextBody"> обязательный </text:p>
                </table:table-cell>
                <table:covered-table-cell/>
              </table:table-row>
            </table:table>
            <text:p text:style-name="TextBody">Элемент соответствует типу полномочий субъекта на объект (подробнее см. документ «RunaWFE Руководство администратора») и содержит единственный атрибут Name. Предусмотрены следующие возможные значения полномочий (в контексте операции с полномочиями допустимо только подмножество предусмотренных значений): </text:p>
            <table:table>
              <table:table-column table:style-name="Dumbcolumn" table:number-columns-repeated="1"/>
              <table:table-row>
                <table:table-cell table:number-columns-spanned="1">
                  <text:p text:style-name="TextBody"><text:span text:style-name="Bold">Возможные значения полномочий:</text:span></text:p>
                </table:table-cell>
                <table:covered-table-cell/>
              </table:table-row>
            </table:table>
            <table:table>
              <table:table-column table:style-name="Dumbcolumn" table:number-columns-repeated="2"/>
              <table:table-row>
                <table:table-cell table:number-columns-spanned="1">
                  <text:p text:style-name="TextBody"/>
                  <text:p text:style-name="Center"><text:span text:style-name="Bold"><text:span text:style-name="Emphasis">Значение</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row>
              <table:table-row>
                <table:table-cell table:number-columns-spanned="1">
                  <text:p text:style-name="TextBody"> permission.read </text:p>
                </table:table-cell>
                <table:covered-table-cell/>
                <table:table-cell table:number-columns-spanned="1">
                  <text:p text:style-name="TextBody"> Полномочия «Читать» </text:p>
                </table:table-cell>
                <table:covered-table-cell/>
              </table:table-row>
              <table:table-row>
                <table:table-cell table:number-columns-spanned="1">
                  <text:p text:style-name="TextBody"> permission.update_permissions </text:p>
                </table:table-cell>
                <table:covered-table-cell/>
                <table:table-cell table:number-columns-spanned="1">
                  <text:p text:style-name="TextBody"> Полномочия «Изменять полномочия» </text:p>
                </table:table-cell>
                <table:covered-table-cell/>
              </table:table-row>
              <table:table-row>
                <table:table-cell table:number-columns-spanned="1">
                  <text:p text:style-name="TextBody"> permission.login_to_system </text:p>
                </table:table-cell>
                <table:covered-table-cell/>
                <table:table-cell table:number-columns-spanned="1">
                  <text:p text:style-name="TextBody"> Полномочия «Входить» (в систему) </text:p>
                </table:table-cell>
                <table:covered-table-cell/>
              </table:table-row>
              <table:table-row>
                <table:table-cell table:number-columns-spanned="1">
                  <text:p text:style-name="TextBody"> permission.change_self_password </text:p>
                </table:table-cell>
                <table:covered-table-cell/>
                <table:table-cell table:number-columns-spanned="1">
                  <text:p text:style-name="TextBody"> Полномочия «Изменять собственный пароль» </text:p>
                </table:table-cell>
                <table:covered-table-cell/>
              </table:table-row>
              <table:table-row>
                <table:table-cell table:number-columns-spanned="1">
                  <text:p text:style-name="TextBody"> permission.create_executor </text:p>
                </table:table-cell>
                <table:covered-table-cell/>
                <table:table-cell table:number-columns-spanned="1">
                  <text:p text:style-name="TextBody"> Полномочия «Создавать исполнителя» </text:p>
                </table:table-cell>
                <table:covered-table-cell/>
              </table:table-row>
              <table:table-row>
                <table:table-cell table:number-columns-spanned="1">
                  <text:p text:style-name="TextBody"> permission.update_executor </text:p>
                </table:table-cell>
                <table:covered-table-cell/>
                <table:table-cell table:number-columns-spanned="1">
                  <text:p text:style-name="TextBody"> Полномочия «Изменять свойства» (исполнителя) </text:p>
                </table:table-cell>
                <table:covered-table-cell/>
              </table:table-row>
              <table:table-row>
                <table:table-cell table:number-columns-spanned="1">
                  <text:p text:style-name="TextBody"> permission.update_actor_status </text:p>
                </table:table-cell>
                <table:covered-table-cell/>
                <table:table-cell table:number-columns-spanned="1">
                  <text:p text:style-name="TextBody"> Полномочия «Изменять статус» (исполнителя) </text:p>
                </table:table-cell>
                <table:covered-table-cell/>
              </table:table-row>
              <table:table-row>
                <table:table-cell table:number-columns-spanned="1">
                  <text:p text:style-name="TextBody"> permission.list_group </text:p>
                </table:table-cell>
                <table:covered-table-cell/>
                <table:table-cell table:number-columns-spanned="1">
                  <text:p text:style-name="TextBody"> Полномочия «Просматривать» (члены группы) </text:p>
                </table:table-cell>
                <table:covered-table-cell/>
              </table:table-row>
              <table:table-row>
                <table:table-cell table:number-columns-spanned="1">
                  <text:p text:style-name="TextBody"> permission.add_to_group </text:p>
                </table:table-cell>
                <table:covered-table-cell/>
                <table:table-cell table:number-columns-spanned="1">
                  <text:p text:style-name="TextBody"> Полномочия «Добавлять в группу»  </text:p>
                </table:table-cell>
                <table:covered-table-cell/>
              </table:table-row>
              <table:table-row>
                <table:table-cell table:number-columns-spanned="1">
                  <text:p text:style-name="TextBody"> permission.remove_from_group </text:p>
                </table:table-cell>
                <table:covered-table-cell/>
                <table:table-cell table:number-columns-spanned="1">
                  <text:p text:style-name="TextBody"> Полномочия «Удалять из группы» </text:p>
                </table:table-cell>
                <table:covered-table-cell/>
              </table:table-row>
              <table:table-row>
                <table:table-cell table:number-columns-spanned="1">
                  <text:p text:style-name="TextBody"> permission.deploy_definition </text:p>
                </table:table-cell>
                <table:covered-table-cell/>
                <table:table-cell table:number-columns-spanned="1">
                  <text:p text:style-name="TextBody"> Полномочия «Загружать определение процесса» (в систему) </text:p>
                </table:table-cell>
                <table:covered-table-cell/>
              </table:table-row>
              <table:table-row>
                <table:table-cell table:number-columns-spanned="1">
                  <text:p text:style-name="TextBody"> permission.redeploy_definition </text:p>
                </table:table-cell>
                <table:covered-table-cell/>
                <table:table-cell table:number-columns-spanned="1">
                  <text:p text:style-name="TextBody"> Полномочия «Изменять» (определение бизнес-процесса в системе) </text:p>
                </table:table-cell>
                <table:covered-table-cell/>
              </table:table-row>
              <table:table-row>
                <table:table-cell table:number-columns-spanned="1">
                  <text:p text:style-name="TextBody"> permission.undeploy_definition </text:p>
                </table:table-cell>
                <table:covered-table-cell/>
                <table:table-cell table:number-columns-spanned="1">
                  <text:p text:style-name="TextBody"> Полномочия «Выгружать» (определение бизнес-процесса из системы) </text:p>
                </table:table-cell>
                <table:covered-table-cell/>
              </table:table-row>
              <table:table-row>
                <table:table-cell table:number-columns-spanned="1">
                  <text:p text:style-name="TextBody"> permission.start_process </text:p>
                </table:table-cell>
                <table:covered-table-cell/>
                <table:table-cell table:number-columns-spanned="1">
                  <text:p text:style-name="TextBody"> Полномочия «Запускать» (бизнес-процесс) </text:p>
                </table:table-cell>
                <table:covered-table-cell/>
              </table:table-row>
              <table:table-row>
                <table:table-cell table:number-columns-spanned="1">
                  <text:p text:style-name="TextBody"> permission.read_instance </text:p>
                </table:table-cell>
                <table:covered-table-cell/>
                <table:table-cell table:number-columns-spanned="1">
                  <text:p text:style-name="TextBody"> Полномочия «Читать экземпляр» (бизнес-процесса) </text:p>
                </table:table-cell>
                <table:covered-table-cell/>
              </table:table-row>
              <table:table-row>
                <table:table-cell table:number-columns-spanned="1">
                  <text:p text:style-name="TextBody"> permission.cancel_instance </text:p>
                </table:table-cell>
                <table:covered-table-cell/>
                <table:table-cell table:number-columns-spanned="1">
                  <text:p text:style-name="TextBody"> Полномочия «Отменять экземпляр» (бизнес-процесса) </text:p>
                </table:table-cell>
                <table:covered-table-cell/>
              </table:table-row>
              <table:table-row>
                <table:table-cell table:number-columns-spanned="1">
                  <text:p text:style-name="TextBody"> permission.bot_station_configure </text:p>
                </table:table-cell>
                <table:covered-table-cell/>
                <table:table-cell table:number-columns-spanned="1">
                  <text:p text:style-name="TextBody"/>
                  <text:p text:style-name="TextBody"> Полномочия «Настраивать ботстанцию» </text:p>
                  <text:p text:style-name="TextBody"/>
                </table:table-cell>
                <table:covered-table-cell/>
              </table:table-row>
            </table:table>
          </text:section>
          <text:section text:style-name="Sect1" text:name="Элемент botConfiguration ">
            <text:h text:outline-level="3" text:style-name="Heading2">Элемент botConfiguration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Название задания, которое бот может выполнять </text:p>
                </table:table-cell>
                <table:covered-table-cell/>
                <table:table-cell table:number-columns-spanned="1">
                  <text:p text:style-name="TextBody"> обязательный </text:p>
                </table:table-cell>
                <table:covered-table-cell/>
              </table:table-row>
              <table:table-row>
                <table:table-cell table:number-columns-spanned="1">
                  <text:p text:style-name="TextBody"> handler </text:p>
                </table:table-cell>
                <table:covered-table-cell/>
                <table:table-cell table:number-columns-spanned="1">
                  <text:p text:style-name="TextBody"> Класс — обработчик задания </text:p>
                </table:table-cell>
                <table:covered-table-cell/>
                <table:table-cell table:number-columns-spanned="1">
                  <text:p text:style-name="TextBody"> При добавлении конфигурации обязательный, при удалении не нужен </text:p>
                </table:table-cell>
                <table:covered-table-cell/>
              </table:table-row>
              <table:table-row>
                <table:table-cell table:number-columns-spanned="1">
                  <text:p text:style-name="TextBody"> configuration </text:p>
                </table:table-cell>
                <table:covered-table-cell/>
                <table:table-cell table:number-columns-spanned="1">
                  <text:p text:style-name="TextBody"> Путь к файлу конфигурации </text:p>
                </table:table-cell>
                <table:covered-table-cell/>
                <table:table-cell table:number-columns-spanned="1">
                  <text:p text:style-name="TextBody"> При добавлении конфигурации необязательный, при удалении не нужен </text:p>
                </table:table-cell>
                <table:covered-table-cell/>
              </table:table-row>
            </table:table>
          </text:section>
          <text:section text:style-name="Sect1" text:name="Элемент identity ">
            <text:h text:outline-level="3" text:style-name="Heading2">Элемент identity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Атрибут</text:p>
                  <text:p text:style-name="TextBody"/>
                </table:table-cell>
                <table:covered-table-cell/>
                <table:table-cell table:number-columns-spanned="1">
                  <text:p text:style-name="TextBody"/>
                  <text:p text:style-name="Center">Описание</text:p>
                  <text:p text:style-name="TextBody"/>
                </table:table-cell>
                <table:covered-table-cell/>
                <table:table-cell table:number-columns-spanned="1">
                  <text:p text:style-name="TextBody"/>
                  <text:p text:style-name="Center">Обязательный</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элемента </text:p>
                </table:table-cell>
                <table:covered-table-cell/>
                <table:table-cell table:number-columns-spanned="1">
                  <text:p text:style-name="TextBody"> обязательный </text:p>
                </table:table-cell>
                <table:covered-table-cell/>
              </table:table-row>
            </table:table>
            <text:p text:style-name="TextBody">Определяет элемент типа исполнитель или определение процесса с заданным именем. </text:p>
          </text:section>
          <text:section text:style-name="Sect1" text:name="Элемент namedIdentitySet ">
            <text:h text:outline-level="3" text:style-name="Heading2">Элемент namedIdentitySet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Атрибут</text:p>
                  <text:p text:style-name="TextBody"/>
                </table:table-cell>
                <table:covered-table-cell/>
                <table:table-cell table:number-columns-spanned="1">
                  <text:p text:style-name="TextBody"/>
                  <text:p text:style-name="Center">Описание</text:p>
                  <text:p text:style-name="TextBody"/>
                </table:table-cell>
                <table:covered-table-cell/>
                <table:table-cell table:number-columns-spanned="1">
                  <text:p text:style-name="TextBody"/>
                  <text:p text:style-name="Center">Обязательный</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именованного множества </text:p>
                </table:table-cell>
                <table:covered-table-cell/>
                <table:table-cell table:number-columns-spanned="1">
                  <text:p text:style-name="TextBody"> обязательный </text:p>
                </table:table-cell>
                <table:covered-table-cell/>
              </table:table-row>
              <table:table-row>
                <table:table-cell table:number-columns-spanned="1">
                  <text:p text:style-name="TextBody"> type </text:p>
                </table:table-cell>
                <table:covered-table-cell/>
                <table:table-cell table:number-columns-spanned="1">
                  <text:p text:style-name="TextBody"> Тип содержащихся элементов </text:p>
                </table:table-cell>
                <table:covered-table-cell/>
                <table:table-cell table:number-columns-spanned="1">
                  <text:p text:style-name="TextBody"> обязательный </text:p>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identity </text:p>
                </table:table-cell>
                <table:covered-table-cell/>
                <table:table-cell table:number-columns-spanned="1">
                  <text:p text:style-name="TextBody"> Добавляет элемент </text:p>
                </table:table-cell>
                <table:covered-table-cell/>
                <table:table-cell table:number-columns-spanned="1">
                  <text:p text:style-name="TextBody"> 0 или более </text:p>
                </table:table-cell>
                <table:covered-table-cell/>
              </table:table-row>
              <table:table-row>
                <table:table-cell table:number-columns-spanned="1">
                  <text:p text:style-name="TextBody"> namedIdentitySet </text:p>
                </table:table-cell>
                <table:covered-table-cell/>
                <table:table-cell table:number-columns-spanned="1">
                  <text:p text:style-name="TextBody"> Добавляет множество элементов </text:p>
                </table:table-cell>
                <table:covered-table-cell/>
                <table:table-cell table:number-columns-spanned="1">
                  <text:p text:style-name="TextBody"> 0 или более </text:p>
                </table:table-cell>
                <table:covered-table-cell/>
              </table:table-row>
            </table:table>
            <text:p text:style-name="TextBody">Создает именованное множество однотипных элементов (исполнителей или определений процессов) для использования в дальнейшем. </text:p>
          </text:section>
          <text:section text:style-name="Sect1" text:name="Элемент createActor ">
            <text:h text:outline-level="3" text:style-name="Heading2">Элемент createActor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пользователя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fullName </text:p>
                </table:table-cell>
                <table:covered-table-cell/>
                <table:table-cell table:number-columns-spanned="1">
                  <text:p text:style-name="TextBody"> Полное имя </text:p>
                </table:table-cell>
                <table:covered-table-cell/>
                <table:table-cell table:number-columns-spanned="1">
                  <text:p text:style-name="TextBody"/>
                  <text:p text:style-name="TextBody"> опциональный </text:p>
                  <text:p text:style-name="TextBody"/>
                </table:table-cell>
                <table:covered-table-cell/>
              </table:table-row>
              <table:table-row>
                <table:table-cell table:number-columns-spanned="1">
                  <text:p text:style-name="TextBody"> description </text:p>
                </table:table-cell>
                <table:covered-table-cell/>
                <table:table-cell table:number-columns-spanned="1">
                  <text:p text:style-name="TextBody"> Описание пользователя </text:p>
                </table:table-cell>
                <table:covered-table-cell/>
                <table:table-cell table:number-columns-spanned="1">
                  <text:p text:style-name="TextBody"/>
                  <text:p text:style-name="TextBody"> опциональный </text:p>
                  <text:p text:style-name="TextBody"/>
                </table:table-cell>
                <table:covered-table-cell/>
              </table:table-row>
              <table:table-row>
                <table:table-cell table:number-columns-spanned="1">
                  <text:p text:style-name="TextBody"> password </text:p>
                </table:table-cell>
                <table:covered-table-cell/>
                <table:table-cell table:number-columns-spanned="1">
                  <text:p text:style-name="TextBody"> Пароль пользователя </text:p>
                </table:table-cell>
                <table:covered-table-cell/>
                <table:table-cell table:number-columns-spanned="1">
                  <text:p text:style-name="TextBody"/>
                  <text:p text:style-name="TextBody"> опциональный </text:p>
                  <text:p text:style-name="TextBody"/>
                </table:table-cell>
                <table:covered-table-cell/>
              </table:table-row>
            </table:table>
            <text:p text:style-name="TextBody">пример тега: </text:p>
            <text:p text:style-name="Preformatted">&lt;createActor<text:s/>name="ivanov"<text:s/>fullName="Иванов<text:s/>П.<text:s/>Н."<text:s/>description="инженер"/&gt;</text:p>
          </text:section>
          <text:section text:style-name="Sect1" text:name="Элемент createGroup ">
            <text:h text:outline-level="3" text:style-name="Heading2">Элемент createGroup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группы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description </text:p>
                </table:table-cell>
                <table:covered-table-cell/>
                <table:table-cell table:number-columns-spanned="1">
                  <text:p text:style-name="TextBody"> Описание группы </text:p>
                </table:table-cell>
                <table:covered-table-cell/>
                <table:table-cell table:number-columns-spanned="1">
                  <text:p text:style-name="TextBody"/>
                  <text:p text:style-name="TextBody"> опциональный </text:p>
                  <text:p text:style-name="TextBody"/>
                </table:table-cell>
                <table:covered-table-cell/>
              </table:table-row>
            </table:table>
            <text:p text:style-name="TextBody"> пример тега: </text:p>
            <text:p text:style-name="Preformatted">&lt;createGroup<text:s/>name="Бухгалтеры"<text:s/>description=”Сотрудники<text:s/>РФО”/&gt;</text:p>
          </text:section>
          <text:section text:style-name="Sect1" text:name="Элемент deleteExecutor ">
            <text:h text:outline-level="3" text:style-name="Heading2">Элемент deleteExecutor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удаляемого исполнителя </text:p>
                </table:table-cell>
                <table:covered-table-cell/>
                <table:table-cell table:number-columns-spanned="1">
                  <text:p text:style-name="TextBody"/>
                  <text:p text:style-name="TextBody"> обязательный </text:p>
                  <text:p text:style-name="TextBody"/>
                </table:table-cell>
                <table:covered-table-cell/>
              </table:table-row>
            </table:table>
            <text:p text:style-name="TextBody"> пример тега: </text:p>
            <text:p text:style-name="Preformatted">&lt;deleteExecutor<text:s/>name="ivanova"<text:s/>/&gt;</text:p>
          </text:section>
          <text:section text:style-name="Sect1" text:name="Элемент deleteExecutors ">
            <text:h text:outline-level="3" text:style-name="Heading2">Элемент deleteExecutors </text:h>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Элемент</text:p>
                  <text:p text:style-name="TextBody"/>
                </table:table-cell>
                <table:covered-table-cell/>
                <table:table-cell table:number-columns-spanned="1">
                  <text:p text:style-name="TextBody"/>
                  <text:p text:style-name="Center">Описание</text:p>
                  <text:p text:style-name="TextBody"/>
                </table:table-cell>
                <table:covered-table-cell/>
                <table:table-cell table:number-columns-spanned="1">
                  <text:p text:style-name="TextBody"/>
                  <text:p text:style-name="Center">Обязательный</text:p>
                  <text:p text:style-name="TextBody"/>
                </table:table-cell>
                <table:covered-table-cell/>
              </table:table-row>
              <table:table-row>
                <table:table-cell table:number-columns-spanned="1">
                  <text:p text:style-name="TextBody"> deleteExecutor </text:p>
                </table:table-cell>
                <table:covered-table-cell/>
                <table:table-cell table:number-columns-spanned="1">
                  <text:p text:style-name="TextBody"> Удаляемые исполнители  </text:p>
                </table:table-cell>
                <table:covered-table-cell/>
                <table:table-cell table:number-columns-spanned="1">
                  <text:p text:style-name="TextBody"/>
                  <text:p text:style-name="TextBody"> 1 или более </text:p>
                  <text:p text:style-name="TextBody"/>
                </table:table-cell>
                <table:covered-table-cell/>
              </table:table-row>
            </table:table>
            <text:p text:style-name="TextBody"> Элемент предназначен для удаления сразу нескольких исполнителей за один запрос. Действие эквивалентно вызову deleteExecutor для каждого исполнителя отдельно, но выполняется быстрее. </text:p>
            <text:p text:style-name="TextBody">Пример тега: </text:p>
            <text:p text:style-name="Preformatted">&lt;deleteExecutors&gt;<text:s/><text:s/><text:s/><text:s/>&lt;deleteExecutor<text:s/>name=”removed1”/&gt;<text:s/><text:s/><text:s/><text:s/>&lt;deleteExecutor<text:s/>name=”removed2”/&gt;<text:s/><text:s/>&lt;/deleteExecutors&gt;</text:p>
          </text:section>
          <text:section text:style-name="Sect1" text:name="Элемент addExecutorsToGroup ">
            <text:h text:outline-level="3" text:style-name="Heading2">Элемент addExecutorsToGroup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группы, в которую добавляются исполнители </text:p>
                </table:table-cell>
                <table:covered-table-cell/>
                <table:table-cell table:number-columns-spanned="1">
                  <text:p text:style-name="TextBody"/>
                  <text:p text:style-name="TextBody"> 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Исполнитель – пользователь или группа </text:p>
                </table:table-cell>
                <table:covered-table-cell/>
                <table:table-cell table:number-columns-spanned="1">
                  <text:p text:style-name="TextBody"/>
                  <text:p text:style-name="TextBody"> 0 или более </text:p>
                  <text:p text:style-name="TextBody"/>
                </table:table-cell>
                <table:covered-table-cell/>
              </table:table-row>
              <table:table-row>
                <table:table-cell table:number-columns-spanned="1">
                  <text:p text:style-name="TextBody"> namedIdentitySet </text:p>
                </table:table-cell>
                <table:covered-table-cell/>
                <table:table-cell table:number-columns-spanned="1">
                  <text:p text:style-name="TextBody"> Именованное множество исполнителей </text:p>
                </table:table-cell>
                <table:covered-table-cell/>
                <table:table-cell table:number-columns-spanned="1">
                  <text:p text:style-name="TextBody"/>
                  <text:p text:style-name="TextBody"> 0 или более </text:p>
                  <text:p text:style-name="TextBody"/>
                </table:table-cell>
                <table:covered-table-cell/>
              </table:table-row>
            </table:table>
            <text:p text:style-name="TextBody"> пример тега: </text:p>
            <text:p text:style-name="Preformatted">&lt;addExecutorsToGroup<text:s/>name="Инспектора<text:s/>КС"&gt;<text:s/><text:s/><text:s/><text:s/>&lt;executor<text:s/>name="ivanova"/&gt;<text:s/><text:s/><text:s/><text:s/>&lt;executor<text:s/>name="petrova"/&gt;<text:s/><text:s/><text:s/><text:s/>&lt;namedIdentitySet<text:s/>name="Инспектора"/&gt;<text:s/><text:s/>&lt;/addExecutorsToGroup&gt;</text:p>
          </text:section>
          <text:section text:style-name="Sect1" text:name="Элемент removeExecutorsFromGroup ">
            <text:h text:outline-level="3" text:style-name="Heading2">Элемент removeExecutorsFromGroup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группы, из которой удалаются исполнители </text:p>
                </table:table-cell>
                <table:covered-table-cell/>
                <table:table-cell table:number-columns-spanned="1">
                  <text:p text:style-name="TextBody"/>
                  <text:p text:style-name="TextBody"> 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Исполнитель – пользователь или группа </text:p>
                </table:table-cell>
                <table:covered-table-cell/>
                <table:table-cell table:number-columns-spanned="1">
                  <text:p text:style-name="TextBody"/>
                  <text:p text:style-name="TextBody"> 0 или более </text:p>
                  <text:p text:style-name="TextBody"/>
                </table:table-cell>
                <table:covered-table-cell/>
              </table:table-row>
              <table:table-row>
                <table:table-cell table:number-columns-spanned="1">
                  <text:p text:style-name="TextBody"> namedIdentitySet </text:p>
                </table:table-cell>
                <table:covered-table-cell/>
                <table:table-cell table:number-columns-spanned="1">
                  <text:p text:style-name="TextBody"> Именованное множество исполнителей </text:p>
                </table:table-cell>
                <table:covered-table-cell/>
                <table:table-cell table:number-columns-spanned="1">
                  <text:p text:style-name="TextBody"/>
                  <text:p text:style-name="TextBody"> 0 или более </text:p>
                  <text:p text:style-name="TextBody"/>
                </table:table-cell>
                <table:covered-table-cell/>
              </table:table-row>
            </table:table>
            <text:p text:style-name="TextBody"> пример тега: </text:p>
            <text:p text:style-name="Preformatted">&lt;removeExecutorsFromGroup<text:s/>name="Инспектора<text:s/>КС"&gt;<text:s/><text:s/><text:s/><text:s/>&lt;executor<text:s/>name="ivanova"/&gt;<text:s/><text:s/><text:s/><text:s/>&lt;executor<text:s/>name="petrova"/&gt;<text:s/><text:s/><text:s/><text:s/>&lt;namedIdentitySet<text:s/>name="Инспектора"/&gt;<text:s/><text:s/>&lt;/removeExecutorsFromGroup&gt;</text:p>
          </text:section>
          <text:section text:style-name="Sect1" text:name="Элемент deployProcessDefinition  ">
            <text:h text:outline-level="3" text:style-name="Heading2">Элемент deployProcessDefinition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file </text:p>
                </table:table-cell>
                <table:covered-table-cell/>
                <table:table-cell table:number-columns-spanned="1">
                  <text:p text:style-name="TextBody"> Путь к файлу, в котором находится определение процесса (par архив)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type </text:p>
                </table:table-cell>
                <table:covered-table-cell/>
                <table:table-cell table:number-columns-spanned="1">
                  <text:p text:style-name="TextBody"> Тип процесса (если не указан, то Script) </text:p>
                </table:table-cell>
                <table:covered-table-cell/>
                <table:table-cell table:number-columns-spanned="1">
                  <text:p text:style-name="TextBody"/>
                  <text:p text:style-name="TextBody"> опциональный </text:p>
                  <text:p text:style-name="TextBody"/>
                </table:table-cell>
                <table:covered-table-cell/>
              </table:table-row>
            </table:table>
            <text:p text:style-name="TextBody"> пример тега: </text:p>
            <text:p text:style-name="TextBody"><text:span text:style-name="Teletyped">&lt;deployProcessDefinition file="c:\processes\Оформить отпуск.par" type=”отпуска”/&gt;</text:span></text:p>
          </text:section>
          <text:section text:style-name="Sect1" text:name="Элемент redeployProcessDefinition  ">
            <text:h text:outline-level="3" text:style-name="Heading2">Элемент redeployProcessDefinition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definitionId </text:p>
                </table:table-cell>
                <table:covered-table-cell/>
                <table:table-cell table:number-columns-spanned="1">
                  <text:p text:style-name="TextBody"> Идентификатор определения процесса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file </text:p>
                </table:table-cell>
                <table:covered-table-cell/>
                <table:table-cell table:number-columns-spanned="1">
                  <text:p text:style-name="TextBody"> Путь к файлу, в котором находится определение процесса (par архив)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type </text:p>
                </table:table-cell>
                <table:covered-table-cell/>
                <table:table-cell table:number-columns-spanned="1">
                  <text:p text:style-name="TextBody"> Тип процесса (если не указан, то Script) </text:p>
                </table:table-cell>
                <table:covered-table-cell/>
                <table:table-cell table:number-columns-spanned="1">
                  <text:p text:style-name="TextBody"/>
                  <text:p text:style-name="TextBody"> опциональный </text:p>
                  <text:p text:style-name="TextBody"/>
                </table:table-cell>
                <table:covered-table-cell/>
              </table:table-row>
            </table:table>
          </text:section>
          <text:section text:style-name="Sect1" text:name="Элемент addPermissionsOnActor ">
            <text:h text:outline-level="3" text:style-name="Heading2">Элемент addPermissionsOnActor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пользователя, на которого добавляются полномочия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Исполнитель, которому добавляются полномочия </text:p>
                </table:table-cell>
                <table:covered-table-cell/>
                <table:table-cell table:number-columns-spanned="1">
                  <text:p text:style-name="TextBody"/>
                  <text:p text:style-name="TextBody"> 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Тип полномочий </text:p>
                </table:table-cell>
                <table:covered-table-cell/>
                <table:table-cell table:number-columns-spanned="1">
                  <text:p text:style-name="TextBody"/>
                  <text:p text:style-name="TextBody"> опциональный </text:p>
                  <text:p text:style-name="TextBody"/>
                </table:table-cell>
                <table:covered-table-cell/>
              </table:table-row>
            </table:table>
            <text:p text:style-name="TextBody"> пример тега: </text:p>
            <text:p text:style-name="Preformatted">&lt;addPermissionsOnActor<text:s/>name="ivanov"<text:s/>executor="агенты"&gt;<text:s/><text:s/><text:s/><text:s/>&lt;permission<text:s/>name="permission.read"/&gt;<text:s/><text:s/><text:s/><text:s/>&lt;permission<text:s/>name="permission.update_permissions"/&gt;&lt;/addPermissionsOnActor&gt;</text:p>
          </text:section>
          <text:section text:style-name="Sect1" text:name="Элемент setPermissionsOnActor  ">
            <text:h text:outline-level="3" text:style-name="Heading2">Элемент setPermissionsOnActor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пользователя, на которого устанавливаются полномочия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Исполнитель, которому устанавливаются полномочия на пользователя </text:p>
                </table:table-cell>
                <table:covered-table-cell/>
                <table:table-cell table:number-columns-spanned="1">
                  <text:p text:style-name="TextBody"/>
                  <text:p text:style-name="TextBody"> 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Тип полномочий </text:p>
                </table:table-cell>
                <table:covered-table-cell/>
                <table:table-cell table:number-columns-spanned="1">
                  <text:p text:style-name="TextBody"/>
                  <text:p text:style-name="TextBody"> опциональный </text:p>
                  <text:p text:style-name="TextBody"/>
                </table:table-cell>
                <table:covered-table-cell/>
              </table:table-row>
            </table:table>
            <text:p text:style-name="TextBody"> пример тега: </text:p>
            <text:p text:style-name="Preformatted">&lt;setPermissionsOnActor<text:s/>name="ivanov"<text:s/>executor="агенты"&gt;<text:s/><text:s/><text:s/><text:s/>&lt;permission<text:s/>name="permission.read"/&gt;<text:s/><text:s/><text:s/><text:s/>&lt;permission<text:s/>name="permission.update_permissions"/&gt;&lt;/setPermissionsOnActor<text:s/>&gt;</text:p>
          </text:section>
          <text:section text:style-name="Sect1" text:name="Элемент removePermissionsOnActor  ">
            <text:h text:outline-level="3" text:style-name="Heading2">Элемент removePermissionsOnActor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пользователя, полномочия на которого удаляются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Исполнитель, которому удаляются полномочия на пользователя </text:p>
                </table:table-cell>
                <table:covered-table-cell/>
                <table:table-cell table:number-columns-spanned="1">
                  <text:p text:style-name="TextBody"/>
                  <text:p text:style-name="TextBody"> 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Тип полномочий </text:p>
                </table:table-cell>
                <table:covered-table-cell/>
                <table:table-cell table:number-columns-spanned="1">
                  <text:p text:style-name="TextBody"/>
                  <text:p text:style-name="TextBody"> опциональный </text:p>
                  <text:p text:style-name="TextBody"/>
                </table:table-cell>
                <table:covered-table-cell/>
              </table:table-row>
            </table:table>
            <text:p text:style-name="TextBody"> пример тега: </text:p>
            <text:p text:style-name="Preformatted">&lt;removePermissionsOnActor<text:s/>name="ivanov"<text:s/>executor="агенты"&gt;<text:s/><text:s/><text:s/><text:s/>&lt;permission<text:s/>name="permission.read"/&gt;&lt;/removePermissionsOnActor&gt;</text:p>
          </text:section>
          <text:section text:style-name="Sect1" text:name="Элемент addPermissionsOnGroup  ">
            <text:h text:outline-level="3" text:style-name="Heading2">Элемент addPermissionsOnGroup  </text:h>
            <text:p text:style-name="TextBody">См. ниже </text:p>
          </text:section>
          <text:section text:style-name="Sect1" text:name="Элемент setPermissionsOnGroup  ">
            <text:h text:outline-level="3" text:style-name="Heading2">Элемент setPermissionsOnGroup  </text:h>
            <text:p text:style-name="TextBody">См. ниже </text:p>
          </text:section>
          <text:section text:style-name="Sect1" text:name="Элемент removePermissionsOnGroup  ">
            <text:h text:outline-level="3" text:style-name="Heading2">Элемент removePermissionsOnGroup  </text:h>
            <text:p text:style-name="TextBody"> Синтаксис и семантика команд *PermissionsOnActor и *PermissionsOnGroup одинаковы и описание всех команд собрано в одно. Различия в элементах операций над пользователями и группами состоят в разных подмножествах допустимых полномочий и допустимых исполнителях задаваемых передаваемых в namedIdentitySet и атрибуте name. </text:p>
            <text:p text:style-name="TextBody">Допустимые полномочя для пользователей:  </text:p>
            <text:list text:style-name="unorderedlist">
              <text:list-item>
                <text:p text:style-name="TextBody"><text:span text:style-name="Emphasis">permission.read</text:span></text:p>
              </text:list-item>
              <text:list-item>
                <text:p text:style-name="TextBody"><text:span text:style-name="Emphasis">permission.update_permissions</text:span></text:p>
              </text:list-item>
              <text:list-item>
                <text:p text:style-name="TextBody"><text:span text:style-name="Emphasis">permission.update_actor_status</text:span></text:p>
              </text:list-item>
              <text:list-item>
                <text:p text:style-name="TextBody"><text:span text:style-name="Emphasis">permission.update_executor</text:span></text:p>
              </text:list-item>
            </text:list>
            <text:p text:style-name="TextBody">для групп:  </text:p>
            <text:list text:style-name="unorderedlist">
              <text:list-item>
                <text:p text:style-name="TextBody"><text:span text:style-name="Emphasis">permission.read</text:span></text:p>
              </text:list-item>
              <text:list-item>
                <text:p text:style-name="TextBody"><text:span text:style-name="Emphasis">permission.update_permissions</text:span></text:p>
              </text:list-item>
              <text:list-item>
                <text:p text:style-name="TextBody"><text:span text:style-name="Emphasis">permission.update_executor</text:span></text:p>
              </text:list-item>
              <text:list-item>
                <text:p text:style-name="TextBody"><text:span text:style-name="Emphasis">permission.list_group</text:span></text:p>
              </text:list-item>
              <text:list-item>
                <text:p text:style-name="TextBody"><text:span text:style-name="Emphasis">permission.list_group</text:span></text:p>
              </text:list-item>
              <text:list-item>
                <text:p text:style-name="TextBody"><text:span text:style-name="Emphasis">permission.remove_from_group) </text:span></text:p>
              </text:list-item>
            </text:list>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пользователя, на которого добавляются полномочия </text:p>
                </table:table-cell>
                <table:covered-table-cell/>
                <table:table-cell table:number-columns-spanned="1">
                  <text:p text:style-name="TextBody"/>
                  <text:p text:style-name="TextBody"> опциональный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Исполнитель, которому добавляются полномочия </text:p>
                </table:table-cell>
                <table:covered-table-cell/>
                <table:table-cell table:number-columns-spanned="1">
                  <text:p text:style-name="TextBody"/>
                  <text:p text:style-name="TextBody"> 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Тип полномочий </text:p>
                </table:table-cell>
                <table:covered-table-cell/>
                <table:table-cell table:number-columns-spanned="1">
                  <text:p text:style-name="TextBody"/>
                  <text:p text:style-name="TextBody"> 0 или более </text:p>
                  <text:p text:style-name="TextBody"/>
                </table:table-cell>
                <table:covered-table-cell/>
              </table:table-row>
              <table:table-row>
                <table:table-cell table:number-columns-spanned="1">
                  <text:p text:style-name="TextBody"> namedIdentitySet </text:p>
                </table:table-cell>
                <table:covered-table-cell/>
                <table:table-cell table:number-columns-spanned="1">
                  <text:p text:style-name="TextBody"> Именованное множество исполнителей, на которых добавляются полномочия </text:p>
                </table:table-cell>
                <table:covered-table-cell/>
                <table:table-cell table:number-columns-spanned="1">
                  <text:p text:style-name="TextBody"/>
                  <text:p text:style-name="TextBody"> 0 или более </text:p>
                  <text:p text:style-name="TextBody"/>
                </table:table-cell>
                <table:covered-table-cell/>
              </table:table-row>
            </table:table>
            <text:p text:style-name="TextBody">Исполнители, для которых будут добавлены полномочия исполнителю, заданному в атрибуте executor, включают в себя всех исполнителей из вложенных элементов типа namedIdentitySet (если вложенные элементы имеются) и исполнителя, заданного через атрибут name (если атрибут имеется). </text:p>
            <text:p text:style-name="TextBody">пример тега: </text:p>
            <text:p text:style-name="Preformatted">&lt;addPermissionsOnActor<text:s/>name="ivanov"<text:s/>executor="агенты"&gt;<text:s/><text:s/><text:s/><text:s/>&lt;namedIdentitySet<text:s/>name="Сотрудники"/&gt;<text:s/><text:s/><text:s/><text:s/>&lt;permission<text:s/>name="permission.read"/&gt;<text:s/><text:s/>&lt;/addPermissionsOnActor&gt;</text:p>
          </text:section>
          <text:section text:style-name="Sect1" text:name="Элемент addPermissionsOnSystem ">
            <text:h text:outline-level="3" text:style-name="Heading2">Элемент addPermissionsOnSystem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Исполнитель, которому добавляются полномочия на систему </text:p>
                </table:table-cell>
                <table:covered-table-cell/>
                <table:table-cell table:number-columns-spanned="1">
                  <text:p text:style-name="TextBody"/>
                  <text:p text:style-name="TextBody"> 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Тип полномочий </text:p>
                </table:table-cell>
                <table:covered-table-cell/>
                <table:table-cell table:number-columns-spanned="1">
                  <text:p text:style-name="TextBody"/>
                  <text:p text:style-name="TextBody"> опциональный </text:p>
                  <text:p text:style-name="TextBody"/>
                </table:table-cell>
                <table:covered-table-cell/>
              </table:table-row>
            </table:table>
            <text:p text:style-name="TextBody"> пример тега: </text:p>
            <text:p text:style-name="Preformatted">&lt;addPermissionsOnSystem<text:s/>executor="Группа<text:s/>Все"&gt;<text:s/><text:s/><text:s/><text:s/>&lt;permission<text:s/>name="permission.read"/&gt;<text:s/><text:s/><text:s/><text:s/>&lt;permission<text:s/>name="permission.login_to_system"/&gt;&lt;/addPermissionsOnSystem&gt;</text:p>
          </text:section>
          <text:section text:style-name="Sect1" text:name="Элемент setPermissionsOnSystem ">
            <text:h text:outline-level="3" text:style-name="Heading2">Элемент setPermissionsOnSystem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Исполнитель, которому устанавливаются полномочия на систему </text:p>
                </table:table-cell>
                <table:covered-table-cell/>
                <table:table-cell table:number-columns-spanned="1">
                  <text:p text:style-name="TextBody"/>
                  <text:p text:style-name="TextBody"> 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Тип полномочий </text:p>
                </table:table-cell>
                <table:covered-table-cell/>
                <table:table-cell table:number-columns-spanned="1">
                  <text:p text:style-name="TextBody"/>
                  <text:p text:style-name="TextBody"> опциональный </text:p>
                  <text:p text:style-name="TextBody"/>
                </table:table-cell>
                <table:covered-table-cell/>
              </table:table-row>
            </table:table>
            <text:p text:style-name="TextBody"> пример тега: </text:p>
            <text:p text:style-name="Preformatted">&lt;setPermissionsOnSystem<text:s/>executor="Группа<text:s/>Все"&gt;<text:s/><text:s/><text:s/><text:s/>&lt;permission<text:s/>name="permission.login_to_system"/&gt;&lt;/setPermissionsOnSystem&gt;</text:p>
          </text:section>
          <text:section text:style-name="Sect1" text:name="Элемент removePermissionsOnSystem ">
            <text:h text:outline-level="3" text:style-name="Heading2">Элемент removePermissionsOnSystem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Исполнитель, у которого удаляются полномочия на систему </text:p>
                </table:table-cell>
                <table:covered-table-cell/>
                <table:table-cell table:number-columns-spanned="1">
                  <text:p text:style-name="TextBody"/>
                  <text:p text:style-name="TextBody"> 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Тип полномочий </text:p>
                </table:table-cell>
                <table:covered-table-cell/>
                <table:table-cell table:number-columns-spanned="1">
                  <text:p text:style-name="TextBody"/>
                  <text:p text:style-name="TextBody"> опциональный </text:p>
                  <text:p text:style-name="TextBody"/>
                </table:table-cell>
                <table:covered-table-cell/>
              </table:table-row>
            </table:table>
            <text:p text:style-name="TextBody"> пример тега: </text:p>
            <text:p text:style-name="Preformatted">&lt;removePermissionsOnSystem<text:s/>executor="Группа<text:s/>Все"&gt;<text:s/><text:s/><text:s/><text:s/>&lt;permission<text:s/>name="permission.login_to_system"/&gt;&lt;/removePermissionsOnSystem&gt;</text:p>
            <text:p text:style-name="TextBody">Синтаксис и семантика команд *PermissionsOnSystem одинаковы и описание всех команд собрано в одно. </text:p>
            <text:p text:style-name="TextBody">Полномочия, допустимые в командах: </text:p>
            <text:list text:style-name="unorderedlist">
              <text:list-item>
                <text:p text:style-name="TextBody"> permission.read </text:p>
              </text:list-item>
              <text:list-item>
                <text:p text:style-name="TextBody"> permission.update_permissions </text:p>
              </text:list-item>
              <text:list-item>
                <text:p text:style-name="TextBody"> permission.login_to_system </text:p>
              </text:list-item>
              <text:list-item>
                <text:p text:style-name="TextBody"> permission.change_self_password </text:p>
              </text:list-item>
              <text:list-item>
                <text:p text:style-name="TextBody"> permission.create_executor </text:p>
              </text:list-item>
              <text:list-item>
                <text:p text:style-name="TextBody"> permission.deploy_definition </text:p>
              </text:list-item>
              <text:list-item>
                <text:p text:style-name="TextBody"> permission.change_self_password </text:p>
              </text:list-item>
            </text:list>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Исполнитель, которому добавляются полномочия на систему </text:p>
                </table:table-cell>
                <table:covered-table-cell/>
                <table:table-cell table:number-columns-spanned="1">
                  <text:p text:style-name="TextBody"/>
                  <text:p text:style-name="TextBody"> 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Тип полномочий </text:p>
                </table:table-cell>
                <table:covered-table-cell/>
                <table:table-cell table:number-columns-spanned="1">
                  <text:p text:style-name="TextBody"/>
                  <text:p text:style-name="TextBody"> опциональный </text:p>
                  <text:p text:style-name="TextBody"/>
                </table:table-cell>
                <table:covered-table-cell/>
              </table:table-row>
            </table:table>
            <text:p text:style-name="TextBody"> пример тега: </text:p>
            <text:p text:style-name="Preformatted">&lt;addPermissionsOnSystem<text:s/>executor="Группа<text:s/>Все"&gt;<text:s/><text:s/><text:s/><text:s/>&lt;permission<text:s/>name="permission.read"/&gt;<text:s/><text:s/><text:s/><text:s/>&lt;permission<text:s/>name="permission.login_to_system"/&gt;<text:s/><text:s/>&lt;/addPermissionsOnSystem&gt;</text:p>
          </text:section>
          <text:section text:style-name="Sect1" text:name="Элемент addPermissionsOnDefinition ">
            <text:h text:outline-level="3" text:style-name="Heading2">Элемент addPermissionsOnDefinition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Бизнес-процесс, на который добавляются полномочия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Исполнитель, которому добавляются полномочия </text:p>
                </table:table-cell>
                <table:covered-table-cell/>
                <table:table-cell table:number-columns-spanned="1">
                  <text:p text:style-name="TextBody"/>
                  <text:p text:style-name="TextBody"> 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Тип полномочий </text:p>
                </table:table-cell>
                <table:covered-table-cell/>
                <table:table-cell table:number-columns-spanned="1">
                  <text:p text:style-name="TextBody"/>
                  <text:p text:style-name="TextBody"> опциональный </text:p>
                  <text:p text:style-name="TextBody"/>
                </table:table-cell>
                <table:covered-table-cell/>
              </table:table-row>
            </table:table>
            <text:p text:style-name="TextBody"> пример тега: </text:p>
            <text:p text:style-name="Preformatted">&lt;addPermissionsOnDefinition<text:s/>name="отпуск"<text:s/>executor="ivanov"&gt;<text:s/><text:s/><text:s/><text:s/>&lt;permission<text:s/>name="permission.read"/&gt;<text:s/><text:s/><text:s/><text:s/>&lt;permission<text:s/>name="permission.start_process"/&gt;<text:s/><text:s/><text:s/><text:s/>&lt;permission<text:s/>name="permission.read_instance"/&gt;&lt;/addPermissionsOnDefinition&gt;</text:p>
          </text:section>
          <text:section text:style-name="Sect1" text:name="Элемент setPermissionsOnDefinition  ">
            <text:h text:outline-level="3" text:style-name="Heading2">Элемент setPermissionsOnDefinition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Бизнес-процесс, на который устанавливаются полномочия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Исполнитель, которому устанавливаются полномочия </text:p>
                </table:table-cell>
                <table:covered-table-cell/>
                <table:table-cell table:number-columns-spanned="1">
                  <text:p text:style-name="TextBody"/>
                  <text:p text:style-name="TextBody"> 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Тип полномочий </text:p>
                </table:table-cell>
                <table:covered-table-cell/>
                <table:table-cell table:number-columns-spanned="1">
                  <text:p text:style-name="TextBody"/>
                  <text:p text:style-name="TextBody"> опциональный </text:p>
                  <text:p text:style-name="TextBody"/>
                </table:table-cell>
                <table:covered-table-cell/>
              </table:table-row>
            </table:table>
            <text:p text:style-name="TextBody"> пример тега: </text:p>
            <text:p text:style-name="Preformatted">&lt;setPermissionsOnDefinition<text:s/>name="отпуск"<text:s/>executor="ivanov"&gt;<text:s/><text:s/><text:s/><text:s/>&lt;permission<text:s/>name="permission.read"/&gt;<text:s/><text:s/><text:s/><text:s/>&lt;permission<text:s/>name="permission.update_permissions"/&gt;<text:s/><text:s/><text:s/><text:s/>&lt;permission<text:s/>name="permission.redeploy_definition"/&gt;<text:s/><text:s/><text:s/><text:s/>&lt;permission<text:s/>name="permission.undeploy_definition"/&gt;<text:s/><text:s/><text:s/><text:s/>&lt;permission<text:s/>name="permission.start_process"/&gt;<text:s/><text:s/><text:s/><text:s/>&lt;permission<text:s/>name="permission.read_instance"/&gt;&lt;/setPermissionsOnDefinition&gt;</text:p>
          </text:section>
          <text:section text:style-name="Sect1" text:name="Элемент removePermissionsOnDefinition  ">
            <text:h text:outline-level="3" text:style-name="Heading2">Элемент removePermissionsOnDefinition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Бизнес-процесс, на который удаляются полномочия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Исполнитель, у которого удаляются полномочия </text:p>
                </table:table-cell>
                <table:covered-table-cell/>
                <table:table-cell table:number-columns-spanned="1">
                  <text:p text:style-name="TextBody"/>
                  <text:p text:style-name="TextBody"> 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Тип полномочий </text:p>
                </table:table-cell>
                <table:covered-table-cell/>
                <table:table-cell table:number-columns-spanned="1">
                  <text:p text:style-name="TextBody"/>
                  <text:p text:style-name="TextBody"> опциональный </text:p>
                  <text:p text:style-name="TextBody"/>
                </table:table-cell>
                <table:covered-table-cell/>
              </table:table-row>
            </table:table>
            <text:p text:style-name="TextBody"> пример тега: </text:p>
            <text:p text:style-name="Preformatted">&lt;removePermissionsOnDefinition<text:s/>name="отпуск"<text:s/>executor="ivanov"&gt;<text:s/><text:s/><text:s/><text:s/>&lt;permission<text:s/>name="permission.undeploy_definition"/&gt;&lt;/removePermissionsOnDefinition&gt;</text:p>
            <text:p text:style-name="TextBody">Синтаксис и семантика команд *PermissionsOnDefinition одинаковы и описание всех команд собрано в одно. Полномочия, допустимые в командах:</text:p>
            <text:list text:style-name="unorderedlist">
              <text:list-item>
                <text:p text:style-name="TextBody"> permission.read </text:p>
              </text:list-item>
              <text:list-item>
                <text:p text:style-name="TextBody"> permission.update_permissions </text:p>
              </text:list-item>
              <text:list-item>
                <text:p text:style-name="TextBody"> permission.undeploy_definition </text:p>
              </text:list-item>
              <text:list-item>
                <text:p text:style-name="TextBody"> permission.redeploy_definition </text:p>
              </text:list-item>
              <text:list-item>
                <text:p text:style-name="TextBody"> permission.start_process </text:p>
              </text:list-item>
              <text:list-item>
                <text:p text:style-name="TextBody"> permission.read_instance </text:p>
              </text:list-item>
              <text:list-item>
                <text:p text:style-name="TextBody"> permission.cancel_instance. </text:p>
              </text:list-item>
            </text:list>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Бизнес-процесс, на который добавляются полномочия </text:p>
                </table:table-cell>
                <table:covered-table-cell/>
                <table:table-cell table:number-columns-spanned="1">
                  <text:p text:style-name="TextBody"/>
                  <text:p text:style-name="TextBody"> опциональный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Исполнитель, которому добавляются полномочия </text:p>
                </table:table-cell>
                <table:covered-table-cell/>
                <table:table-cell table:number-columns-spanned="1">
                  <text:p text:style-name="TextBody"/>
                  <text:p text:style-name="TextBody"> 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Тип полномочий </text:p>
                </table:table-cell>
                <table:covered-table-cell/>
                <table:table-cell table:number-columns-spanned="1">
                  <text:p text:style-name="TextBody"/>
                  <text:p text:style-name="TextBody"> опциональный </text:p>
                  <text:p text:style-name="TextBody"/>
                </table:table-cell>
                <table:covered-table-cell/>
              </table:table-row>
              <table:table-row>
                <table:table-cell table:number-columns-spanned="1">
                  <text:p text:style-name="TextBody"> namedIdentitySet </text:p>
                </table:table-cell>
                <table:covered-table-cell/>
                <table:table-cell table:number-columns-spanned="1">
                  <text:p text:style-name="TextBody"> Именованное множество бизнес-процессов, на которых добавляются полномочия </text:p>
                </table:table-cell>
                <table:covered-table-cell/>
                <table:table-cell table:number-columns-spanned="1">
                  <text:p text:style-name="TextBody"/>
                  <text:p text:style-name="TextBody"> 0 или более </text:p>
                  <text:p text:style-name="TextBody"/>
                </table:table-cell>
                <table:covered-table-cell/>
              </table:table-row>
            </table:table>
            <text:p text:style-name="Preformatted">Бизнес-процессы,<text:s/>для<text:s/>которых<text:s/>будут<text:s/>добавлены<text:s/>полномочия<text:s/>исполнителю,<text:s/>заданному<text:s/>в<text:s/>атрибуте<text:s/>executor,<text:s/>включают<text:s/>в<text:s/>себя<text:s/>все<text:s/>бизнес-процессы<text:s/>из<text:s/>вложенных<text:s/>элементов<text:s/>типа<text:s/>namedIdentitySet<text:s/>(если<text:s/>вложенные<text:s/>элементы<text:s/>имеются)<text:s/>и<text:s/>бизнес-процесс,<text:s/>заданный<text:s/>через<text:s/>атрибут<text:s/>name<text:s/>(если<text:s/>атрибут<text:s/>имеется).</text:p>
            <text:p text:style-name="TextBody">пример тега: </text:p>
            <text:p text:style-name="Preformatted">&lt;addPermissionsOnDefinition<text:s/>executor="агенты"&gt;<text:s/><text:s/><text:s/><text:s/>&lt;namedIdentitySet<text:s/>name="Все<text:s/>процессы"/&gt;</text:p>
            <text:p text:style-name="TextBody"><text:span text:style-name="Teletyped">&lt;permission name="permission.start_process"/&gt;</text:span></text:p>
            <text:p text:style-name="Preformatted">&lt;permission<text:s/>name="permission.read"/&gt;<text:s/><text:s/>&lt;/addPermissionsOnDefinition&gt;</text:p>
          </text:section>
          <text:section text:style-name="Sect1" text:name="Элемент addPermissionsOnProcessInstances ">
            <text:h text:outline-level="3" text:style-name="Heading2">Элемент addPermissionsOnProcessInstances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Бизнес-процесс, на экземпляры которого добавляются полномочия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Исполнитель, которому добавляются полномочия </text:p>
                </table:table-cell>
                <table:covered-table-cell/>
                <table:table-cell table:number-columns-spanned="1">
                  <text:p text:style-name="TextBody"/>
                  <text:p text:style-name="TextBody"> 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Тип полномочий </text:p>
                </table:table-cell>
                <table:covered-table-cell/>
                <table:table-cell table:number-columns-spanned="1">
                  <text:p text:style-name="TextBody"/>
                  <text:p text:style-name="TextBody"> опциональный </text:p>
                  <text:p text:style-name="TextBody"/>
                </table:table-cell>
                <table:covered-table-cell/>
              </table:table-row>
            </table:table>
            <text:p text:style-name="TextBody"> пример тега: </text:p>
            <text:p text:style-name="Preformatted">&lt;addPermissionsOnProcessInstances<text:s/>name="отпуск"<text:s/><text:s/><text:s/><text:s/>executor="инспектора<text:s/>кадровой<text:s/>службы"&gt;<text:s/><text:s/><text:s/><text:s/>&lt;permission<text:s/>name="permission.update_permissions"<text:s/>/&gt;<text:s/><text:s/><text:s/><text:s/>&lt;permission<text:s/>name="permission.cancel_instance"<text:s/>/&gt;&lt;/addPermissionsOnProcessInstances&gt;</text:p>
          </text:section>
          <text:section text:style-name="Sect1" text:name="Элемент setPermissionsOnProcessInstances  ">
            <text:h text:outline-level="3" text:style-name="Heading2">Элемент setPermissionsOnProcessInstances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Бизнес-процесс, на экземпляры которого устанавливаются полномочия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Исполнитель, которому устанавливаются полномочия </text:p>
                </table:table-cell>
                <table:covered-table-cell/>
                <table:table-cell table:number-columns-spanned="1">
                  <text:p text:style-name="TextBody"/>
                  <text:p text:style-name="TextBody"> 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Тип полномочий </text:p>
                </table:table-cell>
                <table:covered-table-cell/>
                <table:table-cell table:number-columns-spanned="1">
                  <text:p text:style-name="TextBody"/>
                  <text:p text:style-name="TextBody"> опциональный </text:p>
                  <text:p text:style-name="TextBody"/>
                </table:table-cell>
                <table:covered-table-cell/>
              </table:table-row>
            </table:table>
            <text:p text:style-name="TextBody"> пример тега: </text:p>
            <text:p text:style-name="Preformatted">&lt;setPermissionsOnProcessInstances<text:s/>name="отпуск"<text:s/><text:s/><text:s/><text:s/>executor="инспектора<text:s/>кадровой<text:s/>службы"&gt;<text:s/><text:s/><text:s/><text:s/>&lt;permission<text:s/>name="permission.read"<text:s/>/&gt;<text:s/><text:s/><text:s/><text:s/>&lt;permission<text:s/>name="permission.update_permissions"<text:s/>/&gt;<text:s/><text:s/><text:s/><text:s/>&lt;permission<text:s/>name="permission.cancel_instance"<text:s/>/&gt;&lt;/setPermissionsOnProcessInstances&gt;</text:p>
          </text:section>
          <text:section text:style-name="Sect1" text:name="Элемент removePermissionsOnProcessInstances  ">
            <text:h text:outline-level="3" text:style-name="Heading2">Элемент removePermissionsOnProcessInstances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Бизнес-процесс, на экземпляры которого предоставляются полномочия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Исполнитель, которому предоставляются полномочия </text:p>
                </table:table-cell>
                <table:covered-table-cell/>
                <table:table-cell table:number-columns-spanned="1">
                  <text:p text:style-name="TextBody"/>
                  <text:p text:style-name="TextBody"> 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Тип полномочий </text:p>
                </table:table-cell>
                <table:covered-table-cell/>
                <table:table-cell table:number-columns-spanned="1">
                  <text:p text:style-name="TextBody"/>
                  <text:p text:style-name="TextBody"> опциональный </text:p>
                  <text:p text:style-name="TextBody"/>
                </table:table-cell>
                <table:covered-table-cell/>
              </table:table-row>
            </table:table>
            <text:p text:style-name="TextBody"> пример тега: </text:p>
            <text:p text:style-name="Preformatted">&lt;removePermissionsOnProcessInstances<text:s/>name="отпуск"<text:s/><text:s/><text:s/><text:s/>executor="инспектора<text:s/>кадровой<text:s/>службы"&gt;<text:s/><text:s/><text:s/><text:s/>&lt;permission<text:s/>name="permission.cancel_instance"<text:s/>/&gt;&lt;/removePermissionsOnProcessInstances<text:s/>&gt;</text:p>
            <text:p text:style-name="TextBody">Синтаксис и семантика команд *PermissionsOnProcessInstances одинаковы и описание всех команд собрано в одно. Полномочия, допустимые в командах:</text:p>
            <text:list text:style-name="unorderedlist">
              <text:list-item>
                <text:p text:style-name="TextBody"> permission.read </text:p>
              </text:list-item>
              <text:list-item>
                <text:p text:style-name="TextBody"> permission.update_permissions </text:p>
              </text:list-item>
              <text:list-item>
                <text:p text:style-name="TextBody"> permission.cancel_instance </text:p>
              </text:list-item>
            </text:list>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Бизнес-процесс, на экземпляры которого добавляются полномочия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Исполнитель, которому добавляются полномочия </text:p>
                </table:table-cell>
                <table:covered-table-cell/>
                <table:table-cell table:number-columns-spanned="1">
                  <text:p text:style-name="TextBody"/>
                  <text:p text:style-name="TextBody"> 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Тип полномочий </text:p>
                </table:table-cell>
                <table:covered-table-cell/>
                <table:table-cell table:number-columns-spanned="1">
                  <text:p text:style-name="TextBody"/>
                  <text:p text:style-name="TextBody"> опциональный </text:p>
                  <text:p text:style-name="TextBody"/>
                </table:table-cell>
                <table:covered-table-cell/>
              </table:table-row>
            </table:table>
            <text:p text:style-name="TextBody"> пример тега: </text:p>
            <text:p text:style-name="Preformatted">&lt;addPermissionsOnProcessInstances<text:s/>name="отпуск"<text:s/>executor="инспектора<text:s/>кадровой<text:s/>службы"&gt;<text:s/><text:s/><text:s/><text:s/>&lt;permission<text:s/>name="permission.update_permissions"<text:s/>/&gt;<text:s/><text:s/><text:s/><text:s/>&lt;permission<text:s/>name="permission.cancel_instance"<text:s/>/&gt;<text:s/><text:s/>&lt;/addPermissionsOnProcessInstances&gt;</text:p>
          </text:section>
          <text:section text:style-name="Sect1" text:name="Элемент removeAllPermissionsFromExecutor ">
            <text:h text:outline-level="3" text:style-name="Heading2">Элемент removeAllPermissionsFromExecutor </text:h>
            <text:p text:style-name="TextBody"> см. ниже </text:p>
          </text:section>
          <text:section text:style-name="Sect1" text:name="Элемент removeAllPermissionsFromProcessDefinition  ">
            <text:h text:outline-level="3" text:style-name="Heading2">Элемент removeAllPermissionsFromProcessDefinition  </text:h>
            <text:p text:style-name="TextBody"> см. ниже </text:p>
          </text:section>
          <text:section text:style-name="Sect1" text:name="Элемент removeAllPermissionsFromProcessInstances  ">
            <text:h text:outline-level="3" text:style-name="Heading2">Элемент removeAllPermissionsFromProcessInstances  </text:h>
            <text:p text:style-name="TextBody"> Синтаксис и семантика команд *PermissionsOnProcessInstances одинаковы и описание всех команд собрано в одно. </text:p>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енованный объект, полномочия на который необходимо удалить у всех пользователей </text:p>
                </table:table-cell>
                <table:covered-table-cell/>
                <table:table-cell table:number-columns-spanned="1">
                  <text:p text:style-name="TextBody"/>
                  <text:p text:style-name="TextBody"> обязательный </text:p>
                  <text:p text:style-name="TextBody"/>
                </table:table-cell>
                <table:covered-table-cell/>
              </table:table-row>
            </table:table>
            <text:p text:style-name="TextBody"> пример тега: </text:p>
            <text:p text:style-name="Preformatted">&lt;removeAllPermissionsFromProcessInstances<text:s/>name="отпуск"/&gt;</text:p>
          </text:section>
          <text:section text:style-name="Sect1" text:name="Элемент createBotStation ">
            <text:h text:outline-level="3" text:style-name="Heading2">Элемент createBotStation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ботстанции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address </text:p>
                </table:table-cell>
                <table:covered-table-cell/>
                <table:table-cell table:number-columns-spanned="1">
                  <text:p text:style-name="TextBody"> Адрес ботстанции </text:p>
                </table:table-cell>
                <table:covered-table-cell/>
                <table:table-cell table:number-columns-spanned="1">
                  <text:p text:style-name="TextBody"/>
                  <text:p text:style-name="TextBody"> Нет </text:p>
                  <text:p text:style-name="TextBody"/>
                </table:table-cell>
                <table:covered-table-cell/>
              </table:table-row>
            </table:table>
            <text:p text:style-name="TextBody"> пример тега: </text:p>
            <text:p text:style-name="Preformatted">&lt;createBotstation<text:s/>name="botstation"<text:s/>address="localhost"/&gt;</text:p>
          </text:section>
          <text:section text:style-name="Sect1" text:name="Элемент updateBotStation ">
            <text:h text:outline-level="3" text:style-name="Heading2">Элемент updateBotStation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ботстанции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newName </text:p>
                </table:table-cell>
                <table:covered-table-cell/>
                <table:table-cell table:number-columns-spanned="1">
                  <text:p text:style-name="TextBody"> Новое имя ботстанции </text:p>
                </table:table-cell>
                <table:covered-table-cell/>
                <table:table-cell table:number-columns-spanned="1">
                  <text:p text:style-name="TextBody"/>
                  <text:p text:style-name="TextBody"> Нет </text:p>
                  <text:p text:style-name="TextBody"/>
                </table:table-cell>
                <table:covered-table-cell/>
              </table:table-row>
              <table:table-row>
                <table:table-cell table:number-columns-spanned="1">
                  <text:p text:style-name="TextBody"> address </text:p>
                </table:table-cell>
                <table:covered-table-cell/>
                <table:table-cell table:number-columns-spanned="1">
                  <text:p text:style-name="TextBody"> Новый адрес ботстанции </text:p>
                </table:table-cell>
                <table:covered-table-cell/>
                <table:table-cell table:number-columns-spanned="1">
                  <text:p text:style-name="TextBody"/>
                  <text:p text:style-name="TextBody"> Нет </text:p>
                  <text:p text:style-name="TextBody"/>
                </table:table-cell>
                <table:covered-table-cell/>
              </table:table-row>
            </table:table>
            <text:p text:style-name="TextBody"> пример тега: </text:p>
            <text:p text:style-name="Preformatted">&lt;updateBotstation<text:s/>name="botstation"<text:s/>newName="localhostBotStation"<text:s/>address="localhost"/&gt;</text:p>
          </text:section>
          <text:section text:style-name="Sect1" text:name="Элемент deleteBotStation ">
            <text:h text:outline-level="3" text:style-name="Heading2">Элемент deleteBotStation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ботстанции </text:p>
                </table:table-cell>
                <table:covered-table-cell/>
                <table:table-cell table:number-columns-spanned="1">
                  <text:p text:style-name="TextBody"/>
                  <text:p text:style-name="TextBody"> обязательный </text:p>
                  <text:p text:style-name="TextBody"/>
                </table:table-cell>
                <table:covered-table-cell/>
              </table:table-row>
            </table:table>
            <text:p text:style-name="TextBody"> пример тега: </text:p>
            <text:p text:style-name="Preformatted">&lt;deleteBotstation<text:s/>name="botstation"/&gt;</text:p>
          </text:section>
          <text:section text:style-name="Sect1" text:name="Элемент createBot ">
            <text:h text:outline-level="3" text:style-name="Heading2">Элемент createBot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бота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botStation </text:p>
                </table:table-cell>
                <table:covered-table-cell/>
                <table:table-cell table:number-columns-spanned="1">
                  <text:p text:style-name="TextBody"> Имя ботстанции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startTimeout </text:p>
                </table:table-cell>
                <table:covered-table-cell/>
                <table:table-cell table:number-columns-spanned="1">
                  <text:p text:style-name="TextBody"> Задержка выполнения </text:p>
                </table:table-cell>
                <table:covered-table-cell/>
                <table:table-cell table:number-columns-spanned="1">
                  <text:p text:style-name="TextBody"/>
                  <text:p text:style-name="TextBody"> Нет </text:p>
                  <text:p text:style-name="TextBody"/>
                </table:table-cell>
                <table:covered-table-cell/>
              </table:table-row>
              <table:table-row>
                <table:table-cell table:number-columns-spanned="1">
                  <text:p text:style-name="TextBody"> password </text:p>
                </table:table-cell>
                <table:covered-table-cell/>
                <table:table-cell table:number-columns-spanned="1">
                  <text:p text:style-name="TextBody"> Пароль для входа в систему </text:p>
                </table:table-cell>
                <table:covered-table-cell/>
                <table:table-cell table:number-columns-spanned="1">
                  <text:p text:style-name="TextBody"/>
                  <text:p text:style-name="TextBody"> Нет </text:p>
                  <text:p text:style-name="TextBody"/>
                </table:table-cell>
                <table:covered-table-cell/>
              </table:table-row>
            </table:table>
            <text:p text:style-name="TextBody"> пример тега: </text:p>
            <text:p text:style-name="Preformatted">&lt;createBot<text:s/>name="UniversalBot"<text:s/>botStation="botstation"<text:s/>startTimeout="200"<text:s/>password="123"/&gt;</text:p>
          </text:section>
          <text:section text:style-name="Sect1" text:name="Элемент updateBot ">
            <text:h text:outline-level="3" text:style-name="Heading2">Элемент updateBot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бота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newName </text:p>
                </table:table-cell>
                <table:covered-table-cell/>
                <table:table-cell table:number-columns-spanned="1">
                  <text:p text:style-name="TextBody"> Новое имя бота </text:p>
                </table:table-cell>
                <table:covered-table-cell/>
                <table:table-cell table:number-columns-spanned="1">
                  <text:p text:style-name="TextBody"/>
                  <text:p text:style-name="TextBody"> Нет </text:p>
                  <text:p text:style-name="TextBody"/>
                </table:table-cell>
                <table:covered-table-cell/>
              </table:table-row>
              <table:table-row>
                <table:table-cell table:number-columns-spanned="1">
                  <text:p text:style-name="TextBody"> botStation </text:p>
                </table:table-cell>
                <table:covered-table-cell/>
                <table:table-cell table:number-columns-spanned="1">
                  <text:p text:style-name="TextBody"> Имя ботстанции </text:p>
                </table:table-cell>
                <table:covered-table-cell/>
                <table:table-cell table:number-columns-spanned="1">
                  <text:p text:style-name="TextBody"/>
                  <text:p text:style-name="TextBody"> Нет </text:p>
                  <text:p text:style-name="TextBody"/>
                </table:table-cell>
                <table:covered-table-cell/>
              </table:table-row>
              <table:table-row>
                <table:table-cell table:number-columns-spanned="1">
                  <text:p text:style-name="TextBody"> newBotStation </text:p>
                </table:table-cell>
                <table:covered-table-cell/>
                <table:table-cell table:number-columns-spanned="1">
                  <text:p text:style-name="TextBody"> Новое имя ботстанции </text:p>
                </table:table-cell>
                <table:covered-table-cell/>
                <table:table-cell table:number-columns-spanned="1">
                  <text:p text:style-name="TextBody"/>
                  <text:p text:style-name="TextBody"> Нет </text:p>
                  <text:p text:style-name="TextBody"/>
                </table:table-cell>
                <table:covered-table-cell/>
              </table:table-row>
              <table:table-row>
                <table:table-cell table:number-columns-spanned="1">
                  <text:p text:style-name="TextBody"> startTimeout </text:p>
                </table:table-cell>
                <table:covered-table-cell/>
                <table:table-cell table:number-columns-spanned="1">
                  <text:p text:style-name="TextBody"> Новая задержка выполнения </text:p>
                </table:table-cell>
                <table:covered-table-cell/>
                <table:table-cell table:number-columns-spanned="1">
                  <text:p text:style-name="TextBody"/>
                  <text:p text:style-name="TextBody"> Нет </text:p>
                  <text:p text:style-name="TextBody"/>
                </table:table-cell>
                <table:covered-table-cell/>
              </table:table-row>
              <table:table-row>
                <table:table-cell table:number-columns-spanned="1">
                  <text:p text:style-name="TextBody"> password </text:p>
                </table:table-cell>
                <table:covered-table-cell/>
                <table:table-cell table:number-columns-spanned="1">
                  <text:p text:style-name="TextBody"> Новый пароль </text:p>
                </table:table-cell>
                <table:covered-table-cell/>
                <table:table-cell table:number-columns-spanned="1">
                  <text:p text:style-name="TextBody"/>
                  <text:p text:style-name="TextBody"> Нет </text:p>
                  <text:p text:style-name="TextBody"/>
                </table:table-cell>
                <table:covered-table-cell/>
              </table:table-row>
            </table:table>
            <text:p text:style-name="TextBody"> пример тега: </text:p>
            <text:p text:style-name="Preformatted">&lt;updateBot<text:s/>name="UniversalBot"<text:s/>startTimeout="0"<text:s/>password="321"/&gt;</text:p>
          </text:section>
          <text:section text:style-name="Sect1" text:name="Элемент deleteBot ">
            <text:h text:outline-level="3" text:style-name="Heading2">Элемент deleteBot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бота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botStation </text:p>
                </table:table-cell>
                <table:covered-table-cell/>
                <table:table-cell table:number-columns-spanned="1">
                  <text:p text:style-name="TextBody"> Имя ботстанции </text:p>
                </table:table-cell>
                <table:covered-table-cell/>
                <table:table-cell table:number-columns-spanned="1">
                  <text:p text:style-name="TextBody"/>
                  <text:p text:style-name="TextBody"> необязательный </text:p>
                  <text:p text:style-name="TextBody"/>
                </table:table-cell>
                <table:covered-table-cell/>
              </table:table-row>
            </table:table>
            <text:p text:style-name="TextBody"> пример тега: </text:p>
            <text:p text:style-name="Preformatted">&lt;deleteBot<text:s/>name="UniversalBot"/&gt;</text:p>
          </text:section>
          <text:section text:style-name="Sect1" text:name="Элемент addConfigurationsToBot ">
            <text:h text:outline-level="3" text:style-name="Heading2">Элемент addConfigurationsToBot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бота, которому добавляется конфигурация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botStation </text:p>
                </table:table-cell>
                <table:covered-table-cell/>
                <table:table-cell table:number-columns-spanned="1">
                  <text:p text:style-name="TextBody"> Имя ботстанции </text:p>
                </table:table-cell>
                <table:covered-table-cell/>
                <table:table-cell table:number-columns-spanned="1">
                  <text:p text:style-name="TextBody"/>
                  <text:p text:style-name="TextBody"> не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botConfiguration </text:p>
                </table:table-cell>
                <table:covered-table-cell/>
                <table:table-cell table:number-columns-spanned="1">
                  <text:p text:style-name="TextBody"> Добавляемая конфигурация </text:p>
                </table:table-cell>
                <table:covered-table-cell/>
                <table:table-cell table:number-columns-spanned="1">
                  <text:p text:style-name="TextBody"/>
                  <text:p text:style-name="TextBody"> Не менее одного </text:p>
                  <text:p text:style-name="TextBody"/>
                </table:table-cell>
                <table:covered-table-cell/>
              </table:table-row>
            </table:table>
            <text:p text:style-name="TextBody"> пример тега: </text:p>
            <text:p text:style-name="Preformatted">&lt;addConfigurationsToBot<text:s/>name="UniversalBot"&gt;<text:s/><text:s/>&lt;botConfiguration<text:s/>name=""<text:s/>handler=""<text:s/>configuration=""/&gt;&lt;/addExecutorsToGroup&gt;</text:p>
          </text:section>
          <text:section text:style-name="Sect1" text:name="Элемент removeConfigurationsFromBot ">
            <text:h text:outline-level="3" text:style-name="Heading2">Элемент removeConfigurationsFromBot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бота, у которого удаляется конфигурация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botStation </text:p>
                </table:table-cell>
                <table:covered-table-cell/>
                <table:table-cell table:number-columns-spanned="1">
                  <text:p text:style-name="TextBody"> Имя ботстанции </text:p>
                </table:table-cell>
                <table:covered-table-cell/>
                <table:table-cell table:number-columns-spanned="1">
                  <text:p text:style-name="TextBody"/>
                  <text:p text:style-name="TextBody"> не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botConfiguration </text:p>
                </table:table-cell>
                <table:covered-table-cell/>
                <table:table-cell table:number-columns-spanned="1">
                  <text:p text:style-name="TextBody"> Удаляемая конфигурация </text:p>
                </table:table-cell>
                <table:covered-table-cell/>
                <table:table-cell table:number-columns-spanned="1">
                  <text:p text:style-name="TextBody"/>
                  <text:p text:style-name="TextBody"> Не менее одного </text:p>
                  <text:p text:style-name="TextBody"/>
                </table:table-cell>
                <table:covered-table-cell/>
              </table:table-row>
            </table:table>
            <text:p text:style-name="TextBody"> пример тега: </text:p>
            <text:p text:style-name="Preformatted">&lt;removeConfigurationsFromBot<text:s/>name="UniversalBot"&gt;<text:s/><text:s/>&lt;botConfiguration<text:s/>name="doNothing"/&gt;&lt;/removeExecutorsFromGroup&gt;</text:p>
          </text:section>
          <text:section text:style-name="Sect1" text:name="Элемент removeAllConfigurationsFromBot ">
            <text:h text:outline-level="3" text:style-name="Heading2">Элемент removeAllConfigurationsFromBot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text:p text:style-name="TextBody"><text:span text:style-name="Sub">{</text:span> Name of the bot to add configuration </text:p>
                  <text:p text:style-name="TextBody"/>
                  <text:p text:style-name="TextBody">Имя бота </text:p>
                  <text:p text:style-name="TextBody"/>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botStation </text:p>
                </table:table-cell>
                <table:covered-table-cell/>
                <table:table-cell table:number-columns-spanned="1">
                  <text:p text:style-name="TextBody"> Имя ботстанции </text:p>
                </table:table-cell>
                <table:covered-table-cell/>
                <table:table-cell table:number-columns-spanned="1">
                  <text:p text:style-name="TextBody"/>
                  <text:p text:style-name="TextBody"> необязательный </text:p>
                  <text:p text:style-name="TextBody"/>
                </table:table-cell>
                <table:covered-table-cell/>
              </table:table-row>
            </table:table>
            <text:p text:style-name="TextBody"> пример тега: </text:p>
            <text:p text:style-name="Preformatted">&lt;removeAllConfigurationsFromBot<text:s/>name="UniversalBot"/&gt;</text:p>
          </text:section>
          <text:section text:style-name="Sect1" text:name="Элемент removePermissionsOnBotStations ">
            <text:h text:outline-level="3" text:style-name="Heading2">Элемент removePermissionsOnBotStations </text:h>
            <text:p text:style-name="TextBody"> Синтаксис и семантика команд *PermissionsOnBotStations одинаковы и описание всех команд собрано в одно. Полномочия, допустимые в командах:</text:p>
            <text:list text:style-name="unorderedlist">
              <text:list-item>
                <text:p text:style-name="TextBody"> permission.read </text:p>
              </text:list-item>
              <text:list-item>
                <text:p text:style-name="TextBody"> permission.update_permissions </text:p>
              </text:list-item>
              <text:list-item>
                <text:p text:style-name="TextBody"> permission.bot_station_configure </text:p>
              </text:list-item>
            </text:list>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Исполнитель, которому меняются полномочия </text:p>
                </table:table-cell>
                <table:covered-table-cell/>
                <table:table-cell table:number-columns-spanned="1">
                  <text:p text:style-name="TextBody"/>
                  <text:p text:style-name="TextBody"> обязательный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permission </text:p>
                </table:table-cell>
                <table:covered-table-cell/>
                <table:table-cell table:number-columns-spanned="1">
                  <text:p text:style-name="TextBody"> Тип полномочий </text:p>
                </table:table-cell>
                <table:covered-table-cell/>
                <table:table-cell table:number-columns-spanned="1">
                  <text:p text:style-name="TextBody"/>
                  <text:p text:style-name="TextBody"> Нет </text:p>
                  <text:p text:style-name="TextBody"/>
                </table:table-cell>
                <table:covered-table-cell/>
              </table:table-row>
            </table:table>
            <text:p text:style-name="TextBody"> пример тега: </text:p>
            <text:p text:style-name="Preformatted">&lt;setPermissionsOnBotStations<text:s/>executor="All<text:s/>employees"&gt;<text:s/><text:s/><text:s/>&lt;permission<text:s/>name="permission.read"/&gt;&lt;/setPermissionsOnBotStations&gt;</text:p>
          </text:section>
          <text:section text:style-name="Sect1" text:name="Элемент replicateBatchPresentation ">
            <text:h text:outline-level="3" text:style-name="Heading2">Элемент replicateBatchPresentation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batchName </text:p>
                </table:table-cell>
                <table:covered-table-cell/>
                <table:table-cell table:number-columns-spanned="1">
                  <text:p text:style-name="TextBody"> Имя BatchPresentation'а которое будет создаваться в результате копирования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setActive </text:p>
                </table:table-cell>
                <table:covered-table-cell/>
                <table:table-cell table:number-columns-spanned="1">
                  <text:p text:style-name="TextBody"/>
                  <text:p text:style-name="TextBody"> Должно ли новое представление стать активным. Возможные значения:  </text:p>
                  <text:p text:style-name="TextBody"/>
                  <text:p text:style-name="TextBody">'all' - да, для всех профайлов;  </text:p>
                  <text:p text:style-name="TextBody"/>
                  <text:p text:style-name="TextBody">'changed' - только если BatchPresentation в профайле изменялся;  </text:p>
                  <text:p text:style-name="TextBody"/>
                  <text:p text:style-name="TextBody">'none' - нет, для всех профайлов </text:p>
                  <text:p text:style-name="TextBody"/>
                </table:table-cell>
                <table:covered-table-cell/>
                <table:table-cell table:number-columns-spanned="1">
                  <text:p text:style-name="TextBody"/>
                  <text:p text:style-name="TextBody"> Нет, по умолчанию none </text:p>
                  <text:p text:style-name="TextBody"/>
                </table:table-cell>
                <table:covered-table-cell/>
              </table:table-row>
              <table:table-row>
                <table:table-cell table:number-columns-spanned="1">
                  <text:p text:style-name="TextBody"> useTemplates </text:p>
                </table:table-cell>
                <table:covered-table-cell/>
                <table:table-cell table:number-columns-spanned="1">
                  <text:p text:style-name="TextBody"> Использовать ли шаблонные BatchPresentation. Если стоит 'no', то в случае присутствия копируемого BatchPresentation он безусловно заменяется </text:p>
                </table:table-cell>
                <table:covered-table-cell/>
                <table:table-cell table:number-columns-spanned="1">
                  <text:p text:style-name="TextBody"/>
                  <text:p text:style-name="TextBody"> Нет, по умолчанию шаблоны используются </text:p>
                  <text:p text:style-name="TextBody"/>
                </table:table-cell>
                <table:covered-table-cell/>
              </table:table-row>
            </table:table>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batchPresentation </text:p>
                </table:table-cell>
                <table:covered-table-cell/>
                <table:table-cell table:number-columns-spanned="1">
                  <text:p text:style-name="TextBody"> Описание BatchPresentation </text:p>
                </table:table-cell>
                <table:covered-table-cell/>
                <table:table-cell table:number-columns-spanned="1">
                  <text:p text:style-name="TextBody"/>
                  <text:p text:style-name="TextBody"> Не менее одного </text:p>
                  <text:p text:style-name="TextBody"/>
                </table:table-cell>
                <table:covered-table-cell/>
              </table:table-row>
            </table:table>
            <text:p text:style-name="TextBody"> Элемент replicateBatchPresentation должен иметь только один дочерний элемент batchPresentation с атрибутом name='source' и произвольное число дочерних элементов batchPresentation с атрибутом name='template'. Копирование BatchPresentation происходит в следующих случаях: </text:p>
            <text:list text:style-name="numberedlist">
              <text:list-item>
                <text:p text:style-name="TextBody"> Копируемого BatchPresentation еще не существует. </text:p>
              </text:list-item>
              <text:list-item>
                <text:p text:style-name="TextBody"> Атрибут useTemplates='no'. </text:p>
              </text:list-item>
              <text:list-item>
                <text:p text:style-name="TextBody"> Атрибут useTemplates='yes' и при этом заменяемый BatchPresentation равен хотя бы одному шаблонному BatchPresentation. </text:p>
              </text:list-item>
            </text:list>
            <text:p text:style-name="TextBody">пример тега: </text:p>
            <text:p text:style-name="Preformatted">&lt;replicateBatchPresentation<text:s/>batchName="replicatedNew"<text:s/>setActive="all"<text:s/>useTemplates="yes"&gt;<text:s/><text:s/>&lt;batchPresentation<text:s/>name="source"<text:s/>actorName="attila"<text:s/>batchId="listTasksForm"<text:s/>batchName="replicateMe"/&gt;<text:s/><text:s/>&lt;batchPresentation<text:s/>name="template"<text:s/>batchId="listTasksForm"/&gt;&lt;/replicateBatchPresentation&gt;</text:p>
          </text:section>
          <text:section text:style-name="Sect1" text:name="Элемент batchPresentation ">
            <text:h text:outline-level="3" text:style-name="Heading2">Элемент batchPresentation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text:span text:style-name="Teletyped">name</text:span></text:p>
                </table:table-cell>
                <table:covered-table-cell/>
                <table:table-cell table:number-columns-spanned="1">
                  <text:p text:style-name="TextBody"> Имя Элемента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text:span text:style-name="Teletyped">actorName</text:span></text:p>
                </table:table-cell>
                <table:covered-table-cell/>
                <table:table-cell table:number-columns-spanned="1">
                  <text:p text:style-name="TextBody"> Имя пользователя, которому принадлежит batchPresentation. </text:p>
                </table:table-cell>
                <table:covered-table-cell/>
                <table:table-cell table:number-columns-spanned="1">
                  <text:p text:style-name="TextBody"/>
                  <text:p text:style-name="TextBody"> Нет </text:p>
                  <text:p text:style-name="TextBody"/>
                </table:table-cell>
                <table:covered-table-cell/>
              </table:table-row>
              <table:table-row>
                <table:table-cell table:number-columns-spanned="1">
                  <text:p text:style-name="TextBody"><text:span text:style-name="Teletyped">batchId</text:span></text:p>
                </table:table-cell>
                <table:covered-table-cell/>
                <table:table-cell table:number-columns-spanned="1">
                  <text:p text:style-name="TextBody"> Тип BatchPresentation. (См. возможные значения в AFProfileStrategy и WFProfileStrategy)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text:span text:style-name="Teletyped">batchName</text:span></text:p>
                </table:table-cell>
                <table:covered-table-cell/>
                <table:table-cell table:number-columns-spanned="1">
                  <text:p text:style-name="TextBody"> Имя BatchPresentation </text:p>
                </table:table-cell>
                <table:covered-table-cell/>
                <table:table-cell table:number-columns-spanned="1">
                  <text:p text:style-name="TextBody"/>
                  <text:p text:style-name="TextBody"> Нет </text:p>
                  <text:p text:style-name="TextBody"/>
                </table:table-cell>
                <table:covered-table-cell/>
              </table:table-row>
            </table:table>
            <text:p text:style-name="TextBody"> В случае, если actorName и BatchName не указаны, то берется BatchPresentation по умолчанию для данного batchId. </text:p>
          </text:section>
          <text:section text:style-name="Sect1" text:name="Элемент changeSubstitutions ">
            <text:h text:outline-level="3" text:style-name="Heading2">Элемент changeSubstitutions </text:h>
            <table:table>
              <table:table-column table:style-name="Dumbcolumn" table:number-columns-repeated="1"/>
              <table:table-row>
                <table:table-cell table:number-columns-spanned="1">
                  <text:p text:style-name="TextBody"><text:span text:style-name="Bold">Вложенные элементы:</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Элемен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executor </text:p>
                </table:table-cell>
                <table:covered-table-cell/>
                <table:table-cell table:number-columns-spanned="1">
                  <text:p text:style-name="TextBody"> Исполнители, у которых необходимо зменять правила замещения </text:p>
                </table:table-cell>
                <table:covered-table-cell/>
                <table:table-cell table:number-columns-spanned="1">
                  <text:p text:style-name="TextBody"/>
                  <text:p text:style-name="TextBody"> 1 или более </text:p>
                  <text:p text:style-name="TextBody"/>
                </table:table-cell>
                <table:covered-table-cell/>
              </table:table-row>
              <table:table-row>
                <table:table-cell table:number-columns-spanned="1">
                  <text:p text:style-name="TextBody"> delete </text:p>
                </table:table-cell>
                <table:covered-table-cell/>
                <table:table-cell table:number-columns-spanned="1">
                  <text:p text:style-name="TextBody"> Удаляемые правила замещения </text:p>
                </table:table-cell>
                <table:covered-table-cell/>
                <table:table-cell table:number-columns-spanned="1">
                  <text:p text:style-name="TextBody"/>
                  <text:p text:style-name="TextBody"> 0 или более </text:p>
                  <text:p text:style-name="TextBody"/>
                </table:table-cell>
                <table:covered-table-cell/>
              </table:table-row>
              <table:table-row>
                <table:table-cell table:number-columns-spanned="1">
                  <text:p text:style-name="TextBody"> add </text:p>
                </table:table-cell>
                <table:covered-table-cell/>
                <table:table-cell table:number-columns-spanned="1">
                  <text:p text:style-name="TextBody"> Добавляемые правила замещения </text:p>
                </table:table-cell>
                <table:covered-table-cell/>
                <table:table-cell table:number-columns-spanned="1">
                  <text:p text:style-name="TextBody"/>
                  <text:p text:style-name="TextBody"> 0 или более </text:p>
                  <text:p text:style-name="TextBody"/>
                </table:table-cell>
                <table:covered-table-cell/>
              </table:table-row>
            </table:table>
            <text:p text:style-name="TextBody"> Параметров executor может быть несколько и хотя бы один должен присутствовать. Исполнитель может быть как группой так и пользователем. </text:p>
            <text:p text:style-name="TextBody">Изменения в заместителях будут применяться ко всем пользователям, заданным в executor или входящих в группы, заданных в executor. </text:p>
            <text:p text:style-name="TextBody">параметров delete может быть от 0 (отсутствие) и сколько нужно. </text:p>
            <text:p text:style-name="TextBody">Оргфункция и критерий задаются в соответствующем параметре. Если какой то параметр не задан, то он не рассматривается, и удаляются все замещения, подходящие по другому правилу. Соответственно при отсутствии атрибутов удаляются все правила замещения. </text:p>
            <text:p text:style-name="TextBody">параметров add может быть от 0 (отсутствие) и сколько нужно. </text:p>
            <text:p text:style-name="TextBody">Оргфункция - необязательный параметр, для остальных по умолчанию принимаются значения criteria=always isFirst=true isEnable=true. </text:p>
            <text:p text:style-name="TextBody">замещения будут вставлены в порядке их появления, то есть первый параметр с isFirst=true будет первым правилом, второй - вторым и т.д. </text:p>
            <text:p text:style-name="TextBody">Так же и с параметрами с isFirst=false с той лишь разницей, что они будут с конца. </text:p>
            <text:p text:style-name="TextBody">Если огрфункция в add не указывается, то вставляется терминатор. </text:p>
            <text:p text:style-name="TextBody">Поддерживаемые подстановки: </text:p>
            <text:p text:style-name="TextBody">%self_code% %self_id% %self_name% </text:p>
            <text:p text:style-name="TextBody">пример тега: </text:p>
            <text:p text:style-name="Preformatted">&lt;changeSubstitutions&gt;<text:s/><text:s/>&lt;executor<text:s/>name="***"/&gt;<text:s/><text:s/>&lt;delete<text:s/>orgFunc="***"<text:s/>criteria="***"/&gt;<text:s/><text:s/>&lt;add<text:s/>orgFunc="***"<text:s/>criteria="***"<text:s/>isFirst="***"<text:s/>isEnabled="***"/&gt;<text:s/>&lt;/changeSubstitutions&gt;</text:p>
          </text:section>
          <text:section text:style-name="Sect1" text:name="Элемент removeOldProcessInstances ">
            <text:h text:outline-level="3" text:style-name="Heading2">Элемент removeOldProcessInstances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определения процесса </text:p>
                </table:table-cell>
                <table:covered-table-cell/>
                <table:table-cell table:number-columns-spanned="1">
                  <text:p text:style-name="TextBody"/>
                  <text:p text:style-name="TextBody"> Нет </text:p>
                  <text:p text:style-name="TextBody"/>
                </table:table-cell>
                <table:covered-table-cell/>
              </table:table-row>
              <table:table-row>
                <table:table-cell table:number-columns-spanned="1">
                  <text:p text:style-name="TextBody"> version </text:p>
                </table:table-cell>
                <table:covered-table-cell/>
                <table:table-cell table:number-columns-spanned="1">
                  <text:p text:style-name="TextBody"> Максимальная версия определения процесса для которой удалять экземпляры </text:p>
                </table:table-cell>
                <table:covered-table-cell/>
                <table:table-cell table:number-columns-spanned="1">
                  <text:p text:style-name="TextBody"/>
                  <text:p text:style-name="TextBody"> Нет </text:p>
                  <text:p text:style-name="TextBody"/>
                </table:table-cell>
                <table:covered-table-cell/>
              </table:table-row>
              <table:table-row>
                <table:table-cell table:number-columns-spanned="1">
                  <text:p text:style-name="TextBody"> id </text:p>
                </table:table-cell>
                <table:covered-table-cell/>
                <table:table-cell table:number-columns-spanned="1">
                  <text:p text:style-name="TextBody"> ID экземпляра процесса для удаления </text:p>
                </table:table-cell>
                <table:covered-table-cell/>
                <table:table-cell table:number-columns-spanned="1">
                  <text:p text:style-name="TextBody"/>
                  <text:p text:style-name="TextBody"> Нет </text:p>
                  <text:p text:style-name="TextBody"/>
                </table:table-cell>
                <table:covered-table-cell/>
              </table:table-row>
              <table:table-row>
                <table:table-cell table:number-columns-spanned="1">
                  <text:p text:style-name="TextBody"> idTill </text:p>
                </table:table-cell>
                <table:covered-table-cell/>
                <table:table-cell table:number-columns-spanned="1">
                  <text:p text:style-name="TextBody"> Если этот параметр присутствует, то будут удалены экземпляры, ID которых попадает в интервал между id и idTill включительно </text:p>
                </table:table-cell>
                <table:covered-table-cell/>
                <table:table-cell table:number-columns-spanned="1">
                  <text:p text:style-name="TextBody"/>
                  <text:p text:style-name="TextBody"> Нет </text:p>
                  <text:p text:style-name="TextBody"/>
                </table:table-cell>
                <table:covered-table-cell/>
              </table:table-row>
              <table:table-row>
                <table:table-cell table:number-columns-spanned="1">
                  <text:p text:style-name="TextBody"> startDate </text:p>
                </table:table-cell>
                <table:covered-table-cell/>
                <table:table-cell table:number-columns-spanned="1">
                  <text:p text:style-name="TextBody"> Дата старта экземпляра процесса не должна превосходить startDate </text:p>
                </table:table-cell>
                <table:covered-table-cell/>
                <table:table-cell table:number-columns-spanned="1">
                  <text:p text:style-name="TextBody"/>
                  <text:p text:style-name="TextBody"> Нет </text:p>
                  <text:p text:style-name="TextBody"/>
                </table:table-cell>
                <table:covered-table-cell/>
              </table:table-row>
              <table:table-row>
                <table:table-cell table:number-columns-spanned="1">
                  <text:p text:style-name="TextBody"> endDate </text:p>
                </table:table-cell>
                <table:covered-table-cell/>
                <table:table-cell table:number-columns-spanned="1">
                  <text:p text:style-name="TextBody"> Дата окончания экземпляра процесса не должна превосходить endDate </text:p>
                </table:table-cell>
                <table:covered-table-cell/>
                <table:table-cell table:number-columns-spanned="1">
                  <text:p text:style-name="TextBody"/>
                  <text:p text:style-name="TextBody"> Нет </text:p>
                  <text:p text:style-name="TextBody"/>
                </table:table-cell>
                <table:covered-table-cell/>
              </table:table-row>
              <table:table-row>
                <table:table-cell table:number-columns-spanned="1">
                  <text:p text:style-name="TextBody"> onlyFinished </text:p>
                </table:table-cell>
                <table:covered-table-cell/>
                <table:table-cell table:number-columns-spanned="1">
                  <text:p text:style-name="TextBody"> Удалять только завершенные процессы </text:p>
                </table:table-cell>
                <table:covered-table-cell/>
                <table:table-cell table:number-columns-spanned="1">
                  <text:p text:style-name="TextBody"/>
                  <text:p text:style-name="TextBody"> Нет </text:p>
                  <text:p text:style-name="TextBody"/>
                </table:table-cell>
                <table:covered-table-cell/>
              </table:table-row>
              <table:table-row>
                <table:table-cell table:number-columns-spanned="1">
                  <text:p text:style-name="TextBody"> dateInterval </text:p>
                </table:table-cell>
                <table:covered-table-cell/>
                <table:table-cell table:number-columns-spanned="1">
                  <text:p text:style-name="TextBody"> Удалять процессы, дата запуска которых попадает в интервал между startDate и endDate </text:p>
                </table:table-cell>
                <table:covered-table-cell/>
                <table:table-cell table:number-columns-spanned="1">
                  <text:p text:style-name="TextBody"/>
                  <text:p text:style-name="TextBody"> Нет </text:p>
                  <text:p text:style-name="TextBody"/>
                </table:table-cell>
                <table:covered-table-cell/>
              </table:table-row>
            </table:table>
            <text:p text:style-name="TextBody"> . Параметры: </text:p>
            <text:list text:style-name="numberedlist">
              <text:list-item>
                <text:p text:style-name="TextBody"> onlyFinished - Только завершенные процессы или как завершенные, так и не завершенные (по умолчанию – только завершенные)  </text:p>
              </text:list-item>
              <text:list-item>
                <text:p text:style-name="TextBody"> дата завершения процесса &lt;  endDate. Если параметр dateInterval выставлен в true, то endDate обозначает конец интервала (не включительно) для даты запуска процессов для удаления. </text:p>
              </text:list-item>
              <text:list-item>
                <text:p text:style-name="TextBody"> дата запуска процесса &lt;  startDate. Если параметр dateInterval выставлен в true, то startDate обозначает начало интервала (не включительно) для даты запуска процессов для удаления </text:p>
              </text:list-item>
              <text:list-item>
                <text:p text:style-name="TextBody"> name - Имя бизнес-процесса </text:p>
              </text:list-item>
              <text:list-item>
                <text:p text:style-name="TextBody"> version - Версия бизнес-процесса. Для процессов, имя которых определено в параметре 4, а версия которых &lt;= данному параметру, будут удалены экземпляры процессов (необязательный параметр, требует наличия параметра 4)  </text:p>
              </text:list-item>
              <text:list-item>
                <text:p text:style-name="TextBody"> id конкретного экземпляра бизнес-процесса, который надо удалить </text:p>
              </text:list-item>
              <text:list-item>
                <text:p text:style-name="TextBody"> idTill -  наличие этого параметра обозначает, что нужно удалить экземпляры, ID которых попадает в интервал между id и idTill включительно.  </text:p>
              </text:list-item>
              <text:list-item>
                <text:p text:style-name="TextBody"> dateInterval – При установке значения этого параметра в true, обязательно должны быть заданы параметры 2 и 3. Значения этих параметров будет задавать интеравал для даты запуска процессов для удаления. (По умолчанию dateIntrval = false.) </text:p>
              </text:list-item>
            </text:list>
            <text:p text:style-name="TextBody">Если в параметрах команды не присутствует параметр 6, то обязательно должен присутствовать параметр 2 или параметр 3 (оба параметра тоже допускаются) </text:p>
            <text:p text:style-name="TextBody">Экземпляр процесса удаляется только, если выполнены условия, задаваемые всеми параметрами </text:p>
            <text:p text:style-name="TextBody">Замечание. Формат даты для аттрибутов удаления и архивирования  &lt;!-- DateTime="2007-02-02T23:59:59" --&gt;. </text:p>
          </text:section>
          <text:section text:style-name="Sect1" text:name="Элемент removeOldProcessDefinitionVersion ">
            <text:h text:outline-level="3" text:style-name="Heading2">Элемент removeOldProcessDefinitionVersion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name </text:p>
                </table:table-cell>
                <table:covered-table-cell/>
                <table:table-cell table:number-columns-spanned="1">
                  <text:p text:style-name="TextBody"> Имя определения процесса </text:p>
                </table:table-cell>
                <table:covered-table-cell/>
                <table:table-cell table:number-columns-spanned="1">
                  <text:p text:style-name="TextBody"/>
                  <text:p text:style-name="TextBody"> обязательный </text:p>
                  <text:p text:style-name="TextBody"/>
                </table:table-cell>
                <table:covered-table-cell/>
              </table:table-row>
              <table:table-row>
                <table:table-cell table:number-columns-spanned="1">
                  <text:p text:style-name="TextBody"> version </text:p>
                </table:table-cell>
                <table:covered-table-cell/>
                <table:table-cell table:number-columns-spanned="1">
                  <text:p text:style-name="TextBody"> Максимальная версия определения процесса которую можно удалять </text:p>
                </table:table-cell>
                <table:covered-table-cell/>
                <table:table-cell table:number-columns-spanned="1">
                  <text:p text:style-name="TextBody"/>
                  <text:p text:style-name="TextBody"> Нет </text:p>
                  <text:p text:style-name="TextBody"/>
                </table:table-cell>
                <table:covered-table-cell/>
              </table:table-row>
            </table:table>
            <text:p text:style-name="TextBody"> Параметры </text:p>
            <text:list text:style-name="numberedlist">
              <text:list-item>
                <text:p text:style-name="TextBody"> name - Имя бизнес-процесса </text:p>
              </text:list-item>
              <text:list-item>
                <text:p text:style-name="TextBody"> varsion - Версия бизнес-процесса  </text:p>
              </text:list-item>
            </text:list>
            <text:p text:style-name="TextBody">Определения процессов, имя которых определено в параметре 1, а версия которых &lt;= данному параметру, будут удалены при условии, что: </text:p>
            <text:p text:style-name="TextBody">А. Для этих определений не существует экземпляров процессов (как незавершенных, так и завершенных)  </text:p>
            <text:p text:style-name="TextBody">Б. Это не последняя версия бизнес-процесса </text:p>
            <text:p text:style-name="TextBody">Если условие А. или Б. не выполняется, то версия определеня процессов остается. Если параметр version не задан, то будут удалены все версии определения процесса для которых не существует экземпляров, кроме последней. </text:p>
          </text:section>
          <text:section text:style-name="Sect1" text:name="Элемент archiveOldProcessInstances  ">
            <text:h text:outline-level="3" text:style-name="Heading2">Элемент archiveOldProcessInstances  </text:h>
            <text:p text:style-name="TextBody"> Атрибуты и параметры элемента такие же, как у элемента removeOldProcessInstances </text:p>
            <text:p text:style-name="TextBody">Дополнительные настройки: </text:p>
            <text:p text:style-name="TextBody">В файле  wf_logic.properties создан параметр - archive.db.enabled - который принимает буленовское значение (true, false). Если этот параметр установлен в true, то система будет иметь возможность работать с архивной базой. </text:p>
            <text:p text:style-name="TextBody">В {$JBOSS_HOME}/server/default/conf  нужно добавить hibernate.archive.cfg. Это копия hibernate.cfg и его содержимое отличается от hibernate.cfg только тем, что в hibernate.archive.cfg в параметре </text:p>
            <text:p text:style-name="TextBody">&lt;property name="hibernate.connection.datasource"&gt; </text:p>
            <text:p text:style-name="TextBody">нужно указать имя datasource к архивной базе. Данный датасорс должен быть доступный jboss серверу. </text:p>
            <text:p text:style-name="TextBody">Подробнее как создать datasource cм. «Руководство по установке и конфигурированию» </text:p>
            <text:p text:style-name="TextBody">Архивная база одна - в нее идет архивирование и из нее разархивирование. </text:p>
            <text:p text:style-name="TextBody">Архивировать данные можно просто в базу данных. Когда вы выполняете архивирование система сама определяет как работать с архивной базой. </text:p>
            <text:p text:style-name="TextBody">Больше ничего настраивать не нужно. При копировании в архивную базу id элементов сохраняются, если есть обьект с существующим id, он перепишется. При копировании из архивной в базовую - id будет изменяться, возьметься последний и увеличиться на 1. </text:p>
            <text:p text:style-name="TextBody">Чтобы посмотреть заархивированные процессы можно использовать веб интерфейс, но для этого нужен еще один WFE-server у которого в hibernate.cfg будет указан датасорс к архивной базе. Однако на некоторых sql-серверах (например, MSSQL) при таком доступе к архивной базе в веб-интерфейсе нельзя будет производить операции, приводящие к созданию новых объектов в базе данных. Это связано с характеристиками таблиц архивной базы. </text:p>
          </text:section>
          <text:section text:style-name="Sect1" text:name="Элемент archiveOldProcessDefinitionVersion  ">
            <text:h text:outline-level="3" text:style-name="Heading2">Элемент archiveOldProcessDefinitionVersion  </text:h>
            <text:p text:style-name="TextBody"> Атрибуты и параметры элемента такие же, как у элемента removeOldProcessDefinitionVersion </text:p>
            <text:p text:style-name="TextBody">Дополнительные настройки такие же, как у элемента archiveOldProcessInstances </text:p>
          </text:section>
          <text:section text:style-name="Sect1" text:name="Элемент retrieveOldProcessInstances ">
            <text:h text:outline-level="3" text:style-name="Heading2">Элемент retrieveOldProcessInstances </text:h>
            <text:p text:style-name="TextBody"> Атрибуты и параметры элемента такие же, как у элемента removeOldProcessInstances </text:p>
            <text:p text:style-name="TextBody">Дополнительные настройки такие же, как у элемента archivingOldProcessInstances </text:p>
          </text:section>
          <text:section text:style-name="Sect1" text:name="Элемент retrieveOldProcessDefinitionVersion ">
            <text:h text:outline-level="3" text:style-name="Heading2">Элемент retrieveOldProcessDefinitionVersion </text:h>
            <text:p text:style-name="TextBody"> Атрибуты и параметры элемента такие же, как у элемента removeOldProcessDefinitionVersion </text:p>
            <text:p text:style-name="TextBody">Дополнительные настройки такие же, как у элемента archivingOldProcessInstances </text:p>
          </text:section>
          <text:section text:style-name="Sect1" text:name="Элемент stopProcessInstance ">
            <text:h text:outline-level="3" text:style-name="Heading2">Элемент stopProcessInstance </text:h>
            <table:table>
              <table:table-column table:style-name="Dumbcolumn" table:number-columns-repeated="1"/>
              <table:table-row>
                <table:table-cell table:number-columns-spanned="1">
                  <text:p text:style-name="TextBody"><text:span text:style-name="Bold">Атрибуты элемента</text:span></text:p>
                </table:table-cell>
                <table:covered-table-cell/>
              </table:table-row>
            </table:table>
            <table:table>
              <table:table-column table:style-name="Dumbcolumn" table:number-columns-repeated="3"/>
              <table:table-row>
                <table:table-cell table:number-columns-spanned="1">
                  <text:p text:style-name="TextBody"/>
                  <text:p text:style-name="Center"><text:span text:style-name="Bold"><text:span text:style-name="Emphasis">Атрибут</text:span></text:span></text:p>
                  <text:p text:style-name="TextBody"/>
                </table:table-cell>
                <table:covered-table-cell/>
                <table:table-cell table:number-columns-spanned="1">
                  <text:p text:style-name="TextBody"/>
                  <text:p text:style-name="Center"><text:span text:style-name="Bold"><text:span text:style-name="Emphasis">Описание</text:span></text:span></text:p>
                  <text:p text:style-name="TextBody"/>
                </table:table-cell>
                <table:covered-table-cell/>
                <table:table-cell table:number-columns-spanned="1">
                  <text:p text:style-name="TextBody"/>
                  <text:p text:style-name="Center"><text:span text:style-name="Bold"><text:span text:style-name="Emphasis">Обязательный</text:span></text:span></text:p>
                  <text:p text:style-name="TextBody"/>
                </table:table-cell>
                <table:covered-table-cell/>
              </table:table-row>
              <table:table-row>
                <table:table-cell table:number-columns-spanned="1">
                  <text:p text:style-name="TextBody"> id </text:p>
                </table:table-cell>
                <table:covered-table-cell/>
                <table:table-cell table:number-columns-spanned="1">
                  <text:p text:style-name="TextBody"> Идентификатор процесса  </text:p>
                </table:table-cell>
                <table:covered-table-cell/>
                <table:table-cell table:number-columns-spanned="1">
                  <text:p text:style-name="TextBody"> обязательный </text:p>
                </table:table-cell>
                <table:covered-table-cell/>
              </table:table-row>
            </table:table>
            <text:p text:style-name="TextBody"> пример тега:  </text:p>
            <text:p text:style-name="TextBody">&lt;stopProcessInstance id=”1”/&gt;</text:p>
          </text:section>
        </text:section>
      </text:section>
    </office:text>
  </office:body>
</office:document-content>
</file>

<file path=styles.xml><?xml version="1.0" encoding="utf-8"?>
<office:document-styles xmlns:ns36="a"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styles>
    <style:style style:family="table-column" style:name="Dumbcolumn" style:display-name="Dumbcolumn">
      <style:table-column-properties style:column-width="1.0in"/>
    </style:style>
    <style:style style:family="paragraph" style:name="IndentedSingle" style:display-name="IndentedSingle">
      <style:paragraph-properties fo:margin-right="0in" fo:margin-top="0.05in" fo:keep-together="always" fo:orphans="3" fo:margin-left="0.12in" fo:margin-bottom="0.04in"/>
      <style:text-properties style:font-name="DejaVuSerif"/>
    </style:style>
    <style:style style:family="paragraph" style:name="IndentedDouble" style:display-name="IndentedDouble">
      <style:paragraph-properties fo:margin-right="0in" fo:margin-top="0.05in" fo:keep-together="always" fo:orphans="3" fo:margin-left="0.24in" fo:margin-bottom="0.04in"/>
      <style:text-properties style:font-name="DejaVuSerif"/>
    </style:style>
    <style:style style:family="paragraph" style:name="IndentedTriple" style:display-name="IndentedTriple">
      <style:paragraph-properties fo:margin-right="0in" fo:margin-top="0.05in" fo:keep-together="always" fo:orphans="3" fo:margin-left="0.36in" fo:margin-bottom="0.04in"/>
      <style:text-properties style:font-name="DejaVuSerif"/>
    </style:style>
    <style:style style:family="text" style:name="Strike" style:display-name="Strike">
      <style:text-properties style:font-name="DejaVuSerif" style:text-line-through-style="solid"/>
    </style:style>
    <style:style style:family="text" style:name="Big" style:display-name="Big">
      <style:text-properties style:font-name="DejaVuSerif" fo:font-size="125%"/>
    </style:style>
    <style:style style:family="text" style:name="Small" style:display-name="Small">
      <style:text-properties style:font-name="DejaVuSerif" fo:font-size="80%"/>
    </style:style>
    <style:style style:family="paragraph" style:name="Blockquote" style:display-name="Blockquote">
      <style:paragraph-properties fo:margin-right="0.12in" fo:margin-top="0in" fo:keep-together="always" fo:orphans="3" fo:margin-left="0.12in" fo:margin-bottom="0.15in"/>
      <style:text-properties style:font-name="DejaVuSerif"/>
    </style:style>
    <style:style style:family="text" style:name="Underline" style:display-name="Underline">
      <style:text-properties style:text-underline-style="solid" style:font-name="DejaVuSerif"/>
    </style:style>
    <style:style style:family="text" style:name="Sup" style:display-name="Sup">
      <style:text-properties style:text-position="super" style:font-name="DejaVuSerif"/>
    </style:style>
    <style:style style:family="text" style:name="Sub" style:display-name="Sub">
      <style:text-properties style:text-position="-30% 50%" style:font-name="DejaVuSerif"/>
    </style:style>
    <style:style style:family="paragraph" style:name="Center" style:display-name="Center">
      <style:paragraph-properties fo:text-align="center"/>
      <style:text-properties style:font-name="DejaVuSerif"/>
    </style:style>
    <style:style style:family="graphic" style:name="Formula" style:display-name="Formula"/>
    <style:style style:default-outline-level="1" style:name="Chapter" style:family="paragraph" style:display-name="Chapter">
      <style:paragraph-properties fo:margin-bottom="0.15in" fo:keep-with-next="always" fo:margin-top="0.3in"/>
      <style:text-properties style:font-name="DejaVuSans" fo:font-size="32pt"/>
    </style:style>
    <style:style style:default-outline-level="1" style:name="HeadingArticle" style:family="paragraph" style:display-name="HeadingArticle">
      <style:paragraph-properties fo:margin-bottom="0.15in" fo:keep-with-next="always" fo:margin-top="0in"/>
      <style:text-properties style:font-name="DejaVuSans" fo:font-size="24pt"/>
    </style:style>
    <style:style style:default-outline-level="2" style:name="Heading1" style:family="paragraph" style:display-name="Heading1">
      <style:paragraph-properties fo:margin-bottom="0.15in" fo:keep-with-next="always" fo:margin-top="0.3in"/>
      <style:text-properties style:font-name="DejaVuSans" fo:font-size="20pt"/>
    </style:style>
    <style:style style:default-outline-level="3" style:name="Heading2" style:family="paragraph" style:display-name="Heading2">
      <style:text-properties style:font-name="DejaVuSans" fo:font-size="18pt"/>
      <style:paragraph-properties fo:margin-bottom="0.08in" fo:keep-with-next="always" fo:margin-top="0.3in"/>
    </style:style>
    <style:style style:default-outline-level="4" style:name="Heading3" style:family="paragraph" style:display-name="Heading3">
      <style:text-properties style:font-name="DejaVuSans" fo:font-size="16pt"/>
      <style:paragraph-properties fo:margin-bottom="0.05in" fo:keep-with-next="always" fo:margin-top="0.3in"/>
    </style:style>
    <style:style style:default-outline-level="5" style:name="Heading4" style:family="paragraph" style:display-name="Heading4">
      <style:text-properties style:font-name="DejaVuSans" fo:font-size="14pt"/>
      <style:paragraph-properties fo:margin-bottom="0.05in" fo:keep-with-next="always" fo:margin-top="0.3in"/>
    </style:style>
    <style:style style:default-outline-level="6" style:name="Heading5" style:family="paragraph" style:display-name="Heading5">
      <style:text-properties style:font-name="DejaVuSans" fo:font-size="10pt"/>
      <style:paragraph-properties fo:margin-bottom="0.05in" fo:keep-with-next="always" fo:margin-top="0.3in"/>
    </style:style>
    <style:style style:family="paragraph" style:name="TextBody" style:display-name="TextBody">
      <style:paragraph-properties fo:margin-top="0.04in" fo:keep-together="always" style:punctuation-wrap="hanging" fo:orphans="3" fo:text-align="left" style:line-break="strict" fo:margin-bottom="0.05in"/>
      <style:text-properties fo:language="en" style:font-name="DejaVuSerif" fo:country="US" fo:font-size="12pt"/>
    </style:style>
    <style:style style:family="text" style:name="Bold" style:display-name="Bold">
      <style:text-properties style:font-name="DejaVuSerif" fo:font-weight="bold"/>
    </style:style>
    <style:style style:family="text" style:name="Emphasis" style:display-name="Emphasis">
      <style:text-properties fo:font-style="italic" style:font-name="DejaVuSerif"/>
    </style:style>
    <style:style style:family="text" style:name="Teletyped" style:display-name="Teletyped">
      <style:text-properties style:font-name="DejaVumono" fo:font-size="80%"/>
    </style:style>
    <style:style style:family="paragraph" style:name="Preformatted" style:display-name="Preformatted">
      <style:paragraph-properties fo:margin-right=".25in" fo:margin-top=".25in" fo:keep-together="always" fo:background-color="#e6e6e6" fo:orphans="3" fo:margin-left=".25in" fo:margin-bottom=".25in"/>
      <style:text-properties style:font-name="DejaVumono" fo:font-size="10pt"/>
    </style:style>
    <text:list-style style:name="FootnoteList" style:display-name="FootnoteList">
      <text:list-level-style-number text:level="1" style:num-format="1">
        <style:list-level-properties text:min-label-width="0.2in" text:space-before="0.02in"/>
      </text:list-level-style-number>
    </text:list-style>
    <style:style style:list-style-name="FootnoteList" style:family="paragraph" style:name="Footnote" style:display-name="Footnote">
      <style:text-properties style:font-name="DejaVuSerif" fo:font-size="10pt"/>
    </style:style>
    <style:style style:family="paragraph" style:name="HorizontalLine" style:display-name="HorizontalLine">
      <style:paragraph-properties fo:border-right="none" fo:border-top="none" fo:padding="0in" fo:margin-top="0in" fo:border-left="none" fo:margin-bottom="0.1965in" style:border-line-width-bottom="0.0008in 0.0138in 0.0008in" fo:border-bottom="0.0154in double #808080"/>
    </style:style>
    <text:list-style style:name="numberedlist" style:display-name="numberedlist">
      <text:list-level-style-number style:num-suffix=".  " style:num-prefix="  " text:level="1" style:num-format="1"/>
      <text:list-level-style-number style:num-suffix=")  " style:num-prefix="  " text:level="2" style:num-format="a"/>
      <text:list-level-style-bullet style:num-suffix="   " style:num-prefix="  " text:level="3" text:bullet-char="•"/>
    </text:list-style>
    <text:list-style style:name="unorderedlist" style:display-name="unorderedlist">
      <text:list-level-style-bullet style:num-suffix="   " style:num-prefix="   " text:level="1" text:bullet-char="•"/>
    </text:list-style>
    <text:list-style style:name="definitionlist" style:display-name="definitionlist">
      <text:list-level-style-bullet style:num-suffix="" text:bullet-char=" " text:level="1"/>
    </text:list-style>
    <style:style style:family="paragraph" style:name="definitionterm" style:display-name="definitionterm">
      <style:text-properties style:font-name="DejaVuSerif" fo:font-weight="bold"/>
    </style:style>
    <style:style style:family="graphic" style:parent-style-name="mwlibfrmOuter" style:name="mwlibfrmOuterCenter" style:display-name="mwlibfrmOuterCenter">
      <style:graphic-properties fo:padding="0.0402in" fo:background-color="transparent" style:wrap="paralell" fo:margin-top="0.1in" fo:margin-right="0.1in" fo:margin-left="0.1in" style:vertical-pos="from-top" style:horizontal-rel="paragraph" dr3d:shadow="none" style:number-wrapped-paragraphs="no-limit" fo:margin-bottom="0.1in" style:horizontal-pos="center" style:vertical-rel="paragraph" fo:border="0.0138in solid #c0c0c0"/>
    </style:style>
    <style:style style:family="graphic" style:parent-style-name="mwlibfrmOuter" style:name="mwlibfrmOuterLeft" style:display-name="mwlibfrmOuterLeft">
      <style:graphic-properties fo:padding="0.0402in" fo:background-color="transparent" style:wrap="right" fo:margin-top="0.1in" fo:margin-right="0.1in" fo:margin-left="0.1in" style:vertical-pos="from-top" style:horizontal-rel="paragraph" dr3d:shadow="none" style:number-wrapped-paragraphs="no-limit" fo:margin-bottom="0.1in" style:horizontal-pos="left" style:vertical-rel="paragraph" fo:border="0.0138in solid #c0c0c0"/>
    </style:style>
    <style:style style:family="graphic" style:parent-style-name="mwlibfrmOuter" style:name="mwlibfrmOuterRight" style:display-name="mwlibfrmOuterRight">
      <style:graphic-properties fo:padding="0.0402in" fo:background-color="transparent" style:wrap="left" fo:margin-top="0.1in" fo:margin-right="0.1in" fo:margin-left="0.1in" style:vertical-pos="from-top" style:horizontal-rel="paragraph" dr3d:shadow="none" style:number-wrapped-paragraphs="no-limit" fo:margin-bottom="0.1in" style:horizontal-pos="right" style:vertical-rel="paragraph" fo:border="0.0138in solid #c0c0c0"/>
    </style:style>
    <style:style style:family="graphic" style:name="mwlib_frmInner" style:display-name="mwlib_frmInner">
      <style:graphic-properties draw:gamma="100%" fo:clip="rect(0in 0in 0in 0in)" draw:color-mode="standard" style:mirror="none" draw:contrast="0%" style:vertical-pos="from-top" style:horizontal-rel="paragraph" draw:red="0%" draw:luminance="0%" style:horizontal-pos="center" draw:color-inversion="false" draw:blue="0%" style:vertical-rel="paragraph" draw:image-opacity="100%" draw:green="0%"/>
    </style:style>
    <style:style style:family="paragraph" style:parent-style-name="TextBody" style:name="ImageCaption" style:display-name="ImageCaption">
      <style:paragraph-properties fo:text-align="center" style:justify-single-word="false"/>
      <style:text-properties style:font-name="DejaVuSerif" fo:font-size="10pt"/>
    </style:style>
    <style:style style:family="paragraph" style:name="TableCaption" style:display-name="TableCaption">
      <style:paragraph-properties fo:margin-bottom="0.1in" fo:text-align="center"/>
      <style:text-properties style:font-name="DejaVuSerif" fo:font-weight="bold"/>
    </style:style>
    <style:style style:family="section" style:name="SectTable" style:display-name="SectTable"/>
  </office:styles>
  <office:automatic-styles/>
</office:document-styles>
</file>

<file path=meta.xml><?xml version="1.0" encoding="utf-8"?>
<office:document-meta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meta>
    <dc:language>en</dc:language>
    <meta:user-defined meta:name="Rights">GFDL</meta:user-defined>
    <dc:title/>
    <meta:generator>ODFPY/0.9.3</meta:generator>
  </office:meta>
</office:document-meta>
</file>